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1.36mm"/>
    </style:style>
    <style:style style:name="co2" style:family="table-column">
      <style:table-column-properties fo:break-before="auto" style:column-width="17.73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19.56mm"/>
    </style:style>
    <style:style style:name="co5" style:family="table-column">
      <style:table-column-properties fo:break-before="auto" style:column-width="22.08mm"/>
    </style:style>
    <style:style style:name="co6" style:family="table-column">
      <style:table-column-properties fo:break-before="auto" style:column-width="22.91mm"/>
    </style:style>
    <style:style style:name="co7" style:family="table-column">
      <style:table-column-properties fo:break-before="auto" style:column-width="28.22mm"/>
    </style:style>
    <style:style style:name="co8" style:family="table-column">
      <style:table-column-properties fo:break-before="auto" style:column-width="25.15mm"/>
    </style:style>
    <style:style style:name="co9" style:family="table-column">
      <style:table-column-properties fo:break-before="auto" style:column-width="14.52mm"/>
    </style:style>
    <style:style style:name="co10" style:family="table-column">
      <style:table-column-properties fo:break-before="auto" style:column-width="23.2mm"/>
    </style:style>
    <style:style style:name="co11" style:family="table-column">
      <style:table-column-properties fo:break-before="auto" style:column-width="30.18mm"/>
    </style:style>
    <style:style style:name="co12" style:family="table-column">
      <style:table-column-properties fo:break-before="auto" style:column-width="21.8mm"/>
    </style:style>
    <style:style style:name="co13" style:family="table-column">
      <style:table-column-properties fo:break-before="auto" style:column-width="7.25mm"/>
    </style:style>
    <style:style style:name="co14" style:family="table-column">
      <style:table-column-properties fo:break-before="auto" style:column-width="36.62mm"/>
    </style:style>
    <style:style style:name="co15" style:family="table-column">
      <style:table-column-properties fo:break-before="auto" style:column-width="36.34mm"/>
    </style:style>
    <style:style style:name="co16" style:family="table-column">
      <style:table-column-properties fo:break-before="auto" style:column-width="23.48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14.29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ta1" style:family="table" style:master-page-name="PageStyle_5f_Zadania">
      <style:table-properties table:display="true" style:writing-mode="lr-tb"/>
    </style:style>
    <style:style style:name="ta2" style:family="table" style:master-page-name="PageStyle_5f_Lista">
      <style:table-properties table:display="true" style:writing-mode="lr-tb"/>
    </style:style>
    <style:style style:name="ta3" style:family="table" style:master-page-name="PageStyle_5f_Wyniki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29" style:family="table-cell" style:parent-style-name="Default"/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5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" style:family="table-cell" style:parent-style-name="Default" style:data-style-name="N3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7" style:family="table-cell" style:parent-style-name="Default" style:data-style-name="N116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9" style:family="table-cell" style:parent-style-name="Default" style:data-style-name="N11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117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padding="0.71mm"/>
    </style:style>
    <style:style style:name="ce41" style:family="table-cell" style:parent-style-name="Default" style:data-style-name="N11">
      <style:table-cell-properties style:diagonal-bl-tr="none" style:diagonal-tl-br="none" fo:border="none" fo:padding="0.71mm" style:rotation-align="none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1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5" style:family="table-cell" style:parent-style-name="Default" style:data-style-name="N36">
      <style:table-cell-properties style:diagonal-bl-tr="none" style:diagonal-tl-br="none" fo:border="none" fo:padding="0.71mm" style:rotation-align="none"/>
    </style:style>
    <style:style style:name="ce19" style:family="table-cell" style:parent-style-name="Default" style:data-style-name="N116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20" style:family="table-cell" style:parent-style-name="Default" style:data-style-name="N11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1" style:family="table-cell" style:parent-style-name="Default" style:data-style-name="N117">
      <style:table-cell-properties style:diagonal-bl-tr="none" style:diagonal-tl-br="none" fo:border="none" fo:padding="0.71mm" style:rotation-align="none"/>
    </style:style>
    <style:style style:name="ce22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2" style:family="table-cell" style:parent-style-name="Default" style:data-style-name="N117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6.80000019073486pt" fo:language="none" fo:country="none" fo:font-style="normal" fo:text-shadow="none" style:text-underline-style="none" fo:font-weight="normal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/>
    </style:style>
    <style:style style:name="ce25" style:family="table-cell" style:parent-style-name="Default" style:data-style-name="N117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6" style:family="table-cell" style:parent-style-name="Default" style:data-style-name="N0">
      <style:table-cell-properties fo:background-color="#c2e0ae"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8" style:family="table-cell" style:parent-style-name="Default">
      <style:table-cell-properties fo:background-color="#c2e0ae"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9" style:family="table-cell" style:parent-style-name="Default" style:data-style-name="N39">
      <style:table-cell-properties style:glyph-orientation-vertical="0" fo:background-color="#c2e0a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61" style:family="table-cell" style:parent-style-name="Default" style:data-style-name="N116">
      <style:table-cell-properties style:glyph-orientation-vertical="0" fo:background-color="#c2e0a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2" style:family="table-cell" style:parent-style-name="Default" style:data-style-name="N117">
      <style:table-cell-properties fo:background-color="#c2e0ae"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3" style:family="table-cell" style:parent-style-name="Default" style:data-style-name="N116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8" style:family="table-cell" style:parent-style-name="Default" style:data-style-name="N116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66" style:family="table-cell" style:parent-style-name="Default" style:data-style-name="N119"/>
    <style:style style:name="ce67" style:family="table-cell" style:parent-style-name="Default" style:data-style-name="N36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68" style:family="table-cell" style:parent-style-name="Default" style:data-style-name="N3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order="none"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5" style:family="table-cell" style:parent-style-name="Default" style:data-style-name="N118">
      <style:table-cell-properties fo:padding="0.71mm"/>
    </style:style>
    <style:style style:name="ce71" style:family="table-cell" style:parent-style-name="Default" style:data-style-name="N117">
      <style:table-cell-properties fo:border="none"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 table:use-wildcards="true"/>
      <table:table table:name="Zadania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1) Ile zarabiają pracownicy zatrudnieni w oddziale "Niemcy"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2) Jaka jest średnia stawka godzinowa pracowników zatrudnionych w departamencie "Rajdy Wodne"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3) Który z pracowników zatrudnionych w oddziale "Australia" i departamencie "Rajdy Dorosłych" zarabia najwięcej? Ile dokładnie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4) Który z pracowników zatrudnionych w latach 1988-1990 pracujący w departamencie "Rajdy Decinne" zarabia najwięcej? Ile dokładnie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5) W arkuszu "Wyniki" w komórce B5 wstaw formułę, która policzy ilu pracowników zarabia powyżej 300 zł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) W kolumnie "L" w arkuszu "Lista" wstaw funkcję wyliczającą, ile dni od momentu zatrudnienia pracuje każda z osób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a) W kolumnie "M" wstaw funkcję, która przyznaje pracownikowi 30% premii, jeżeli pracuje dłużej niż 8000 dni i 40% jeżeli pracuje dłużej niż 9500 dni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b) W komórce "B6" arkusza "Wyniki" wstaw funkcję, która podaje ilu pracowników dostało premię.</text:p>
          </table:table-cell>
          <table:table-cell table:style-name="ce3"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a" table:style-name="ta2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7"/>
        <table:table-column table:style-name="co9" table:default-cell-style-name="ce2"/>
        <table:table-column table:style-name="co2" table:default-cell-style-name="Default"/>
        <table:table-column table:style-name="co10" table:default-cell-style-name="ce2"/>
        <table:table-column table:style-name="co11" table:default-cell-style-name="ce2"/>
        <table:table-column table:style-name="co2" table:number-columns-repeated="2" table:default-cell-style-name="Default"/>
        <table:table-column table:style-name="co12" table:default-cell-style-name="ce2"/>
        <table:table-column table:style-name="co2" table:number-columns-repeated="1011" table:default-cell-style-name="Default"/>
        <table:table-row table:style-name="ro3">
          <table:table-cell table:style-name="ce33" office:value-type="string" calcext:value-type="string">
            <text:p>LP</text:p>
          </table:table-cell>
          <table:table-cell table:style-name="ce33" office:value-type="string" calcext:value-type="string">
            <text:p>IMIĘ</text:p>
          </table:table-cell>
          <table:table-cell table:style-name="ce33" office:value-type="string" calcext:value-type="string">
            <text:p>NAZWISKO</text:p>
          </table:table-cell>
          <table:table-cell table:style-name="ce33" office:value-type="string" calcext:value-type="string">
            <text:p>ODDZIAŁ</text:p>
          </table:table-cell>
          <table:table-cell table:style-name="ce33" office:value-type="string" calcext:value-type="string">
            <text:p>DEPART</text:p>
          </table:table-cell>
          <table:table-cell table:style-name="ce33" office:value-type="string" calcext:value-type="string">
            <text:p>DATA ZATR.</text:p>
          </table:table-cell>
          <table:table-cell table:style-name="ce37" office:value-type="string" calcext:value-type="string">
            <text:p>GODZ</text:p>
          </table:table-cell>
          <table:table-cell table:style-name="ce37" office:value-type="string" calcext:value-type="string">
            <text:p>STAWKA GODZ.</text:p>
          </table:table-cell>
          <table:table-cell table:style-name="ce37" office:value-type="string" calcext:value-type="string">
            <text:p>PŁACA BRUTTO</text:p>
          </table:table-cell>
          <table:table-cell table:style-name="ce37" office:value-type="string" calcext:value-type="string">
            <text:p>OKRES ZATRUDNIENIA</text:p>
          </table:table-cell>
          <table:table-cell table:style-name="ce37" office:value-type="string" calcext:value-type="string">
            <text:p>PREMIA</text:p>
          </table:table-cell>
          <table:table-cell table:style-name="ce16" table:number-columns-repeated="2"/>
          <table:table-cell table:number-columns-repeated="101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Sara</text:p>
          </table:table-cell>
          <table:table-cell table:style-name="ce3" office:value-type="string" calcext:value-type="string">
            <text:p>Kli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12-24" calcext:value-type="date">
            <text:p>24 XII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2]*[.H2]" office:value-type="float" office:value="443.75" calcext:value-type="float">
            <text:p>443,75 zł</text:p>
          </table:table-cell>
          <table:table-cell table:style-name="ce11" table:formula="of:=DATEDIF([.F2];[.$M$2];&quot;d&quot;)" office:value-type="float" office:value="11837" calcext:value-type="float">
            <text:p>11837</text:p>
          </table:table-cell>
          <table:table-cell table:style-name="ce41" table:formula="of:=IF(AND([.J2]&gt;8000;[.J2]&lt;9500);30%;IF([.J2]&gt;9500;45%; ))" office:value-type="percentage" office:value="0.45" calcext:value-type="percentage">
            <text:p>45,00%</text:p>
          </table:table-cell>
          <table:table-cell table:style-name="ce16"/>
          <table:table-cell table:style-name="ce45" table:formula="of:=TODAY()" office:value-type="date" office:date-value="2019-05-22" calcext:value-type="date">
            <text:p>22.05.2019</text:p>
          </table:table-cell>
          <table:table-cell table:number-columns-repeated="1011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Sean</text:p>
          </table:table-cell>
          <table:table-cell table:style-name="ce3" office:value-type="string" calcext:value-type="string">
            <text:p>Willi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07-05" calcext:value-type="date">
            <text:p>5 VII 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3]*[.H3]" office:value-type="float" office:value="472.15" calcext:value-type="float">
            <text:p>472,15 zł</text:p>
          </table:table-cell>
          <table:table-cell table:style-name="ce11" table:formula="of:=DATEDIF([.F3];[.$M$2];&quot;d&quot;)" office:value-type="float" office:value="12374" calcext:value-type="float">
            <text:p>12374</text:p>
          </table:table-cell>
          <table:table-cell table:style-name="ce41" table:formula="of:=IF(AND([.J3]&gt;8000;[.J3]&lt;9500);30%;IF([.J3]&gt;9500;45%; ))" office:value-type="percentage" office:value="0.45" calcext:value-type="percentage">
            <text:p>45,00%</text:p>
          </table:table-cell>
          <table:table-cell table:style-name="ce16" table:number-columns-repeated="2"/>
          <table:table-cell table:number-columns-repeated="1011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Colleen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7-26" calcext:value-type="date">
            <text:p>26 VII 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4]*[.H4]" office:value-type="float" office:value="703.5" calcext:value-type="float">
            <text:p>703,50 zł</text:p>
          </table:table-cell>
          <table:table-cell table:style-name="ce11" table:formula="of:=DATEDIF([.F4];[.$M$2];&quot;d&quot;)" office:value-type="float" office:value="10527" calcext:value-type="float">
            <text:p>10527</text:p>
          </table:table-cell>
          <table:table-cell table:style-name="ce41" table:formula="of:=IF(AND([.J4]&gt;8000;[.J4]&lt;9500);30%;IF([.J4]&gt;9500;45%; ))" office:value-type="percentage" office:value="0.45" calcext:value-type="percentage">
            <text:p>45,00%</text:p>
          </table:table-cell>
          <table:table-cell table:style-name="ce16" table:number-columns-repeated="2"/>
          <table:table-cell table:number-columns-repeated="1011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3" office:value-type="string" calcext:value-type="string">
            <text:p>Teri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8-06-07" calcext:value-type="date">
            <text:p>7 VI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5]*[.H5]" office:value-type="float" office:value="350" calcext:value-type="float">
            <text:p>350,00 zł</text:p>
          </table:table-cell>
          <table:table-cell table:style-name="ce11" table:formula="of:=DATEDIF([.F5];[.$M$2];&quot;d&quot;)" office:value-type="float" office:value="11306" calcext:value-type="float">
            <text:p>11306</text:p>
          </table:table-cell>
          <table:table-cell table:style-name="ce41" table:formula="of:=IF(AND([.J5]&gt;8000;[.J5]&lt;9500);30%;IF([.J5]&gt;9500;45%; ))" office:value-type="percentage" office:value="0.45" calcext:value-type="percentage">
            <text:p>45,00%</text:p>
          </table:table-cell>
          <table:table-cell table:style-name="ce17"/>
          <table:table-cell table:style-name="ce19"/>
          <table:table-cell table:number-columns-repeated="1011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Frank</text:p>
          </table:table-cell>
          <table:table-cell table:style-name="ce3" office:value-type="string" calcext:value-type="string">
            <text:p>Culbert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7-12" calcext:value-type="date">
            <text:p>12 VII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6]*[.H6]" office:value-type="float" office:value="504" calcext:value-type="float">
            <text:p>504,00 zł</text:p>
          </table:table-cell>
          <table:table-cell table:style-name="ce11" table:formula="of:=DATEDIF([.F6];[.$M$2];&quot;d&quot;)" office:value-type="float" office:value="13098" calcext:value-type="float">
            <text:p>13098</text:p>
          </table:table-cell>
          <table:table-cell table:style-name="ce41" table:formula="of:=IF(AND([.J6]&gt;8000;[.J6]&lt;9500);30%;IF([.J6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3" office:value-type="string" calcext:value-type="string">
            <text:p>Kirsten</text:p>
          </table:table-cell>
          <table:table-cell table:style-name="ce3" office:value-type="string" calcext:value-type="string">
            <text:p>DeVinney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7-06-05" calcext:value-type="date">
            <text:p>5 VI 87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7]*[.H7]" office:value-type="float" office:value="840" calcext:value-type="float">
            <text:p>840,00 zł</text:p>
          </table:table-cell>
          <table:table-cell table:style-name="ce11" table:formula="of:=DATEDIF([.F7];[.$M$2];&quot;d&quot;)" office:value-type="float" office:value="11674" calcext:value-type="float">
            <text:p>11674</text:p>
          </table:table-cell>
          <table:table-cell table:style-name="ce41" table:formula="of:=IF(AND([.J7]&gt;8000;[.J7]&lt;9500);30%;IF([.J7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02-26" calcext:value-type="date">
            <text:p>26 II 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8]*[.H8]" office:value-type="float" office:value="423.5" calcext:value-type="float">
            <text:p>423,50 zł</text:p>
          </table:table-cell>
          <table:table-cell table:style-name="ce11" table:formula="of:=DATEDIF([.F8];[.$M$2];&quot;d&quot;)" office:value-type="float" office:value="11042" calcext:value-type="float">
            <text:p>11042</text:p>
          </table:table-cell>
          <table:table-cell table:style-name="ce41" table:formula="of:=IF(AND([.J8]&gt;8000;[.J8]&lt;9500);30%;IF([.J8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3" office:value-type="string" calcext:value-type="string">
            <text:p>Barry</text:p>
          </table:table-cell>
          <table:table-cell table:style-name="ce3" office:value-type="string" calcext:value-type="string">
            <text:p>Ball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4-15" calcext:value-type="date">
            <text:p>15 IV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9]*[.H9]" office:value-type="float" office:value="860" calcext:value-type="float">
            <text:p>860,00 zł</text:p>
          </table:table-cell>
          <table:table-cell table:style-name="ce11" table:formula="of:=DATEDIF([.F9];[.$M$2];&quot;d&quot;)" office:value-type="float" office:value="13186" calcext:value-type="float">
            <text:p>13186</text:p>
          </table:table-cell>
          <table:table-cell table:style-name="ce41" table:formula="of:=IF(AND([.J9]&gt;8000;[.J9]&lt;9500);30%;IF([.J9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3" office:value-type="string" calcext:value-type="string">
            <text:p>Cheryl</text:p>
          </table:table-cell>
          <table:table-cell table:style-name="ce3" office:value-type="string" calcext:value-type="string">
            <text:p>Hala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0-02-01" calcext:value-type="date">
            <text:p>1 II 90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10]*[.H10]" office:value-type="float" office:value="472.15" calcext:value-type="float">
            <text:p>472,15 zł</text:p>
          </table:table-cell>
          <table:table-cell table:style-name="ce11" table:formula="of:=DATEDIF([.F10];[.$M$2];&quot;d&quot;)" office:value-type="float" office:value="10702" calcext:value-type="float">
            <text:p>10702</text:p>
          </table:table-cell>
          <table:table-cell table:style-name="ce41" table:formula="of:=IF(AND([.J10]&gt;8000;[.J10]&lt;9500);30%;IF([.J10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Harry</text:p>
          </table:table-cell>
          <table:table-cell table:style-name="ce3" office:value-type="string" calcext:value-type="string">
            <text:p>Swayn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0-12-30" calcext:value-type="date">
            <text:p>30 XII 90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11]*[.H11]" office:value-type="float" office:value="860" calcext:value-type="float">
            <text:p>860,00 zł</text:p>
          </table:table-cell>
          <table:table-cell table:style-name="ce11" table:formula="of:=DATEDIF([.F11];[.$M$2];&quot;d&quot;)" office:value-type="float" office:value="10370" calcext:value-type="float">
            <text:p>10370</text:p>
          </table:table-cell>
          <table:table-cell table:style-name="ce41" table:formula="of:=IF(AND([.J11]&gt;8000;[.J11]&lt;9500);30%;IF([.J11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3" office:value-type="string" calcext:value-type="string">
            <text:p>Shing</text:p>
          </table:table-cell>
          <table:table-cell table:style-name="ce3" office:value-type="string" calcext:value-type="string">
            <text:p>Che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4-08-08" calcext:value-type="date">
            <text:p>8 VIII 84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12]*[.H12]" office:value-type="float" office:value="472.15" calcext:value-type="float">
            <text:p>472,15 zł</text:p>
          </table:table-cell>
          <table:table-cell table:style-name="ce11" table:formula="of:=DATEDIF([.F12];[.$M$2];&quot;d&quot;)" office:value-type="float" office:value="12705" calcext:value-type="float">
            <text:p>12705</text:p>
          </table:table-cell>
          <table:table-cell table:style-name="ce41" table:formula="of:=IF(AND([.J12]&gt;8000;[.J12]&lt;9500);30%;IF([.J12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3" office:value-type="string" calcext:value-type="string">
            <text:p>Seth</text:p>
          </table:table-cell>
          <table:table-cell table:style-name="ce3" office:value-type="string" calcext:value-type="string">
            <text:p>Rose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0-04-05" calcext:value-type="date">
            <text:p>5 IV 90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13]*[.H13]" office:value-type="float" office:value="176" calcext:value-type="float">
            <text:p>176,00 zł</text:p>
          </table:table-cell>
          <table:table-cell table:style-name="ce11" table:formula="of:=DATEDIF([.F13];[.$M$2];&quot;d&quot;)" office:value-type="float" office:value="10639" calcext:value-type="float">
            <text:p>10639</text:p>
          </table:table-cell>
          <table:table-cell table:style-name="ce41" table:formula="of:=IF(AND([.J13]&gt;8000;[.J13]&lt;9500);30%;IF([.J13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3" office:value-type="string" calcext:value-type="string">
            <text:p>Bob</text:p>
          </table:table-cell>
          <table:table-cell table:style-name="ce3" office:value-type="string" calcext:value-type="string">
            <text:p>Ambros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01-25" calcext:value-type="date">
            <text:p>25 I 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14]*[.H14]" office:value-type="float" office:value="443.75" calcext:value-type="float">
            <text:p>443,75 zł</text:p>
          </table:table-cell>
          <table:table-cell table:style-name="ce11" table:formula="of:=DATEDIF([.F14];[.$M$2];&quot;d&quot;)" office:value-type="float" office:value="12535" calcext:value-type="float">
            <text:p>12535</text:p>
          </table:table-cell>
          <table:table-cell table:style-name="ce41" table:formula="of:=IF(AND([.J14]&gt;8000;[.J14]&lt;9500);30%;IF([.J14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Hum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8-05-12" calcext:value-type="date">
            <text:p>12 V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G15]*[.H15]" office:value-type="float" office:value="288.8" calcext:value-type="float">
            <text:p>288,80 zł</text:p>
          </table:table-cell>
          <table:table-cell table:style-name="ce11" table:formula="of:=DATEDIF([.F15];[.$M$2];&quot;d&quot;)" office:value-type="float" office:value="11332" calcext:value-type="float">
            <text:p>11332</text:p>
          </table:table-cell>
          <table:table-cell table:style-name="ce41" table:formula="of:=IF(AND([.J15]&gt;8000;[.J15]&lt;9500);30%;IF([.J15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Murray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6-10" calcext:value-type="date">
            <text:p>10 V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16]*[.H16]" office:value-type="float" office:value="504" calcext:value-type="float">
            <text:p>504,00 zł</text:p>
          </table:table-cell>
          <table:table-cell table:style-name="ce11" table:formula="of:=DATEDIF([.F16];[.$M$2];&quot;d&quot;)" office:value-type="float" office:value="11669" calcext:value-type="float">
            <text:p>11669</text:p>
          </table:table-cell>
          <table:table-cell table:style-name="ce41" table:formula="of:=IF(AND([.J16]&gt;8000;[.J16]&lt;9500);30%;IF([.J16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Rich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10-11" calcext:value-type="date">
            <text:p>11 X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17]*[.H17]" office:value-type="float" office:value="472.15" calcext:value-type="float">
            <text:p>472,15 zł</text:p>
          </table:table-cell>
          <table:table-cell table:style-name="ce11" table:formula="of:=DATEDIF([.F17];[.$M$2];&quot;d&quot;)" office:value-type="float" office:value="11911" calcext:value-type="float">
            <text:p>11911</text:p>
          </table:table-cell>
          <table:table-cell table:style-name="ce41" table:formula="of:=IF(AND([.J17]&gt;8000;[.J17]&lt;9500);30%;IF([.J17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Gorski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5-05-07" calcext:value-type="date">
            <text:p>7 V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18]*[.H18]" office:value-type="float" office:value="880" calcext:value-type="float">
            <text:p>880,00 zł</text:p>
          </table:table-cell>
          <table:table-cell table:style-name="ce11" table:formula="of:=DATEDIF([.F18];[.$M$2];&quot;d&quot;)" office:value-type="float" office:value="12433" calcext:value-type="float">
            <text:p>12433</text:p>
          </table:table-cell>
          <table:table-cell table:style-name="ce41" table:formula="of:=IF(AND([.J18]&gt;8000;[.J18]&lt;9500);30%;IF([.J18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Hoffm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7-12-19" calcext:value-type="date">
            <text:p>19 XI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19]*[.H19]" office:value-type="float" office:value="880" calcext:value-type="float">
            <text:p>880,00 zł</text:p>
          </table:table-cell>
          <table:table-cell table:style-name="ce11" table:formula="of:=DATEDIF([.F19];[.$M$2];&quot;d&quot;)" office:value-type="float" office:value="11477" calcext:value-type="float">
            <text:p>11477</text:p>
          </table:table-cell>
          <table:table-cell table:style-name="ce41" table:formula="of:=IF(AND([.J19]&gt;8000;[.J19]&lt;9500);30%;IF([.J19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3" office:value-type="string" calcext:value-type="string">
            <text:p>Dean</text:p>
          </table:table-cell>
          <table:table-cell table:style-name="ce3" office:value-type="string" calcext:value-type="string">
            <text:p>Kram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06-23" calcext:value-type="date">
            <text:p>23 V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20]*[.H20]" office:value-type="float" office:value="600" calcext:value-type="float">
            <text:p>600,00 zł</text:p>
          </table:table-cell>
          <table:table-cell table:style-name="ce11" table:formula="of:=DATEDIF([.F20];[.$M$2];&quot;d&quot;)" office:value-type="float" office:value="11656" calcext:value-type="float">
            <text:p>11656</text:p>
          </table:table-cell>
          <table:table-cell table:style-name="ce41" table:formula="of:=IF(AND([.J20]&gt;8000;[.J20]&lt;9500);30%;IF([.J20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07-21" calcext:value-type="date">
            <text:p>21 VII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21]*[.H21]" office:value-type="float" office:value="443.75" calcext:value-type="float">
            <text:p>443,75 zł</text:p>
          </table:table-cell>
          <table:table-cell table:style-name="ce11" table:formula="of:=DATEDIF([.F21];[.$M$2];&quot;d&quot;)" office:value-type="float" office:value="11993" calcext:value-type="float">
            <text:p>11993</text:p>
          </table:table-cell>
          <table:table-cell table:style-name="ce41" table:formula="of:=IF(AND([.J21]&gt;8000;[.J21]&lt;9500);30%;IF([.J21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3" office:value-type="string" calcext:value-type="string">
            <text:p>Julia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4-02-17" calcext:value-type="date">
            <text:p>17 II 84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22]*[.H22]" office:value-type="float" office:value="213" calcext:value-type="float">
            <text:p>213,00 zł</text:p>
          </table:table-cell>
          <table:table-cell table:style-name="ce11" table:formula="of:=DATEDIF([.F22];[.$M$2];&quot;d&quot;)" office:value-type="float" office:value="12878" calcext:value-type="float">
            <text:p>12878</text:p>
          </table:table-cell>
          <table:table-cell table:style-name="ce41" table:formula="of:=IF(AND([.J22]&gt;8000;[.J22]&lt;9500);30%;IF([.J22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3" office:value-type="string" calcext:value-type="string">
            <text:p>Jacqueline</text:p>
          </table:table-cell>
          <table:table-cell table:style-name="ce3" office:value-type="string" calcext:value-type="string">
            <text:p>Bank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02-02" calcext:value-type="date">
            <text:p>2 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23]*[.H23]" office:value-type="float" office:value="350" calcext:value-type="float">
            <text:p>350,00 zł</text:p>
          </table:table-cell>
          <table:table-cell table:style-name="ce11" table:formula="of:=DATEDIF([.F23];[.$M$2];&quot;d&quot;)" office:value-type="float" office:value="12893" calcext:value-type="float">
            <text:p>12893</text:p>
          </table:table-cell>
          <table:table-cell table:style-name="ce41" table:formula="of:=IF(AND([.J23]&gt;8000;[.J23]&lt;9500);30%;IF([.J23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3" office:value-type="string" calcext:value-type="string">
            <text:p>Jeffrey</text:p>
          </table:table-cell>
          <table:table-cell table:style-name="ce3" office:value-type="string" calcext:value-type="string">
            <text:p>Stro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3-08" calcext:value-type="date">
            <text:p>8 III 8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24]*[.H24]" office:value-type="float" office:value="780" calcext:value-type="float">
            <text:p>780,00 zł</text:p>
          </table:table-cell>
          <table:table-cell table:style-name="ce11" table:formula="of:=DATEDIF([.F24];[.$M$2];&quot;d&quot;)" office:value-type="float" office:value="13954" calcext:value-type="float">
            <text:p>13954</text:p>
          </table:table-cell>
          <table:table-cell table:style-name="ce41" table:formula="of:=IF(AND([.J24]&gt;8000;[.J24]&lt;9500);30%;IF([.J24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3" office:value-type="string" calcext:value-type="string">
            <text:p>Jeri Lynn</text:p>
          </table:table-cell>
          <table:table-cell table:style-name="ce3" office:value-type="string" calcext:value-type="string">
            <text:p>MacFall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4-08" calcext:value-type="date">
            <text:p>8 IV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25]*[.H25]" office:value-type="float" office:value="860" calcext:value-type="float">
            <text:p>860,00 zł</text:p>
          </table:table-cell>
          <table:table-cell table:style-name="ce11" table:formula="of:=DATEDIF([.F25];[.$M$2];&quot;d&quot;)" office:value-type="float" office:value="12827" calcext:value-type="float">
            <text:p>12827</text:p>
          </table:table-cell>
          <table:table-cell table:style-name="ce41" table:formula="of:=IF(AND([.J25]&gt;8000;[.J25]&lt;9500);30%;IF([.J25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3" office:value-type="string" calcext:value-type="string">
            <text:p>Sung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1-15" calcext:value-type="date">
            <text:p>15 X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26]*[.H26]" office:value-type="float" office:value="620" calcext:value-type="float">
            <text:p>620,00 zł</text:p>
          </table:table-cell>
          <table:table-cell table:style-name="ce11" table:formula="of:=DATEDIF([.F26];[.$M$2];&quot;d&quot;)" office:value-type="float" office:value="10780" calcext:value-type="float">
            <text:p>10780</text:p>
          </table:table-cell>
          <table:table-cell table:style-name="ce41" table:formula="of:=IF(AND([.J26]&gt;8000;[.J26]&lt;9500);30%;IF([.J26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3" office:value-type="string" calcext:value-type="string">
            <text:p>Theodore</text:p>
          </table:table-cell>
          <table:table-cell table:style-name="ce3" office:value-type="string" calcext:value-type="string">
            <text:p>Ness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1-08-04" calcext:value-type="date">
            <text:p>4 VIII 91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27]*[.H27]" office:value-type="float" office:value="176" calcext:value-type="float">
            <text:p>176,00 zł</text:p>
          </table:table-cell>
          <table:table-cell table:style-name="ce11" table:formula="of:=DATEDIF([.F27];[.$M$2];&quot;d&quot;)" office:value-type="float" office:value="10153" calcext:value-type="float">
            <text:p>10153</text:p>
          </table:table-cell>
          <table:table-cell table:style-name="ce41" table:formula="of:=IF(AND([.J27]&gt;8000;[.J27]&lt;9500);30%;IF([.J27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7" calcext:value-type="float">
            <text:p>27</text:p>
          </table:table-cell>
          <table:table-cell table:style-name="ce3" office:value-type="string" calcext:value-type="string">
            <text:p>Brad</text:p>
          </table:table-cell>
          <table:table-cell table:style-name="ce3" office:value-type="string" calcext:value-type="string">
            <text:p>Hinkel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11-08" calcext:value-type="date">
            <text:p>8 XI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28]*[.H28]" office:value-type="float" office:value="780" calcext:value-type="float">
            <text:p>780,00 zł</text:p>
          </table:table-cell>
          <table:table-cell table:style-name="ce11" table:formula="of:=DATEDIF([.F28];[.$M$2];&quot;d&quot;)" office:value-type="float" office:value="12248" calcext:value-type="float">
            <text:p>12248</text:p>
          </table:table-cell>
          <table:table-cell table:style-name="ce41" table:formula="of:=IF(AND([.J28]&gt;8000;[.J28]&lt;9500);30%;IF([.J28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Cuffaro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9-18" calcext:value-type="date">
            <text:p>18 IX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29]*[.H29]" office:value-type="float" office:value="504" calcext:value-type="float">
            <text:p>504,00 zł</text:p>
          </table:table-cell>
          <table:table-cell table:style-name="ce11" table:formula="of:=DATEDIF([.F29];[.$M$2];&quot;d&quot;)" office:value-type="float" office:value="13030" calcext:value-type="float">
            <text:p>13030</text:p>
          </table:table-cell>
          <table:table-cell table:style-name="ce41" table:formula="of:=IF(AND([.J29]&gt;8000;[.J29]&lt;9500);30%;IF([.J29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9" calcext:value-type="float">
            <text:p>29</text:p>
          </table:table-cell>
          <table:table-cell table:style-name="ce3" office:value-type="string" calcext:value-type="string">
            <text:p>Donald</text:p>
          </table:table-cell>
          <table:table-cell table:style-name="ce3" office:value-type="string" calcext:value-type="string">
            <text:p>Reese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08-17" calcext:value-type="date">
            <text:p>17 VIII 84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30]*[.H30]" office:value-type="float" office:value="176" calcext:value-type="float">
            <text:p>176,00 zł</text:p>
          </table:table-cell>
          <table:table-cell table:style-name="ce11" table:formula="of:=DATEDIF([.F30];[.$M$2];&quot;d&quot;)" office:value-type="float" office:value="12696" calcext:value-type="float">
            <text:p>12696</text:p>
          </table:table-cell>
          <table:table-cell table:style-name="ce41" table:formula="of:=IF(AND([.J30]&gt;8000;[.J30]&lt;9500);30%;IF([.J30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0" calcext:value-type="float">
            <text:p>30</text:p>
          </table:table-cell>
          <table:table-cell table:style-name="ce3" office:value-type="string" calcext:value-type="string">
            <text:p>Joanne</text:p>
          </table:table-cell>
          <table:table-cell table:style-name="ce3" office:value-type="string" calcext:value-type="string">
            <text:p>Park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8-23" calcext:value-type="date">
            <text:p>23 VI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31]*[.H31]" office:value-type="float" office:value="860" calcext:value-type="float">
            <text:p>860,00 zł</text:p>
          </table:table-cell>
          <table:table-cell table:style-name="ce11" table:formula="of:=DATEDIF([.F31];[.$M$2];&quot;d&quot;)" office:value-type="float" office:value="12690" calcext:value-type="float">
            <text:p>12690</text:p>
          </table:table-cell>
          <table:table-cell table:style-name="ce41" table:formula="of:=IF(AND([.J31]&gt;8000;[.J31]&lt;9500);30%;IF([.J31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1" calcext:value-type="float">
            <text:p>31</text:p>
          </table:table-cell>
          <table:table-cell table:style-name="ce3" office:value-type="string" calcext:value-type="string">
            <text:p>Susan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2-13" calcext:value-type="date">
            <text:p>13 XII 89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32]*[.H32]" office:value-type="float" office:value="213" calcext:value-type="float">
            <text:p>213,00 zł</text:p>
          </table:table-cell>
          <table:table-cell table:style-name="ce11" table:formula="of:=DATEDIF([.F32];[.$M$2];&quot;d&quot;)" office:value-type="float" office:value="10752" calcext:value-type="float">
            <text:p>10752</text:p>
          </table:table-cell>
          <table:table-cell table:style-name="ce41" table:formula="of:=IF(AND([.J32]&gt;8000;[.J32]&lt;9500);30%;IF([.J32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2" calcext:value-type="float">
            <text:p>32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2-05" calcext:value-type="date">
            <text:p>5 II 91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33]*[.H33]" office:value-type="float" office:value="423.5" calcext:value-type="float">
            <text:p>423,50 zł</text:p>
          </table:table-cell>
          <table:table-cell table:style-name="ce11" table:formula="of:=DATEDIF([.F33];[.$M$2];&quot;d&quot;)" office:value-type="float" office:value="10333" calcext:value-type="float">
            <text:p>10333</text:p>
          </table:table-cell>
          <table:table-cell table:style-name="ce41" table:formula="of:=IF(AND([.J33]&gt;8000;[.J33]&lt;9500);30%;IF([.J33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3" calcext:value-type="float">
            <text:p>33</text:p>
          </table:table-cell>
          <table:table-cell table:style-name="ce3" office:value-type="string" calcext:value-type="string">
            <text:p>Laura</text:p>
          </table:table-cell>
          <table:table-cell table:style-name="ce3" office:value-type="string" calcext:value-type="string">
            <text:p>Reag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8-12" calcext:value-type="date">
            <text:p>12 VIII 90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34]*[.H34]" office:value-type="float" office:value="840" calcext:value-type="float">
            <text:p>840,00 zł</text:p>
          </table:table-cell>
          <table:table-cell table:style-name="ce11" table:formula="of:=DATEDIF([.F34];[.$M$2];&quot;d&quot;)" office:value-type="float" office:value="10510" calcext:value-type="float">
            <text:p>10510</text:p>
          </table:table-cell>
          <table:table-cell table:style-name="ce41" table:formula="of:=IF(AND([.J34]&gt;8000;[.J34]&lt;9500);30%;IF([.J34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4" calcext:value-type="float">
            <text:p>34</text:p>
          </table:table-cell>
          <table:table-cell table:style-name="ce3" office:value-type="string" calcext:value-type="string">
            <text:p>Brian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8-11-05" calcext:value-type="date">
            <text:p>5 XI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35]*[.H35]" office:value-type="float" office:value="780" calcext:value-type="float">
            <text:p>780,00 zł</text:p>
          </table:table-cell>
          <table:table-cell table:style-name="ce11" table:formula="of:=DATEDIF([.F35];[.$M$2];&quot;d&quot;)" office:value-type="float" office:value="11155" calcext:value-type="float">
            <text:p>11155</text:p>
          </table:table-cell>
          <table:table-cell table:style-name="ce41" table:formula="of:=IF(AND([.J35]&gt;8000;[.J35]&lt;9500);30%;IF([.J35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5" calcext:value-type="float">
            <text:p>35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Barb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11-25" calcext:value-type="date">
            <text:p>25 XI 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36]*[.H36]" office:value-type="float" office:value="443.75" calcext:value-type="float">
            <text:p>443,75 zł</text:p>
          </table:table-cell>
          <table:table-cell table:style-name="ce11" table:formula="of:=DATEDIF([.F36];[.$M$2];&quot;d&quot;)" office:value-type="float" office:value="11501" calcext:value-type="float">
            <text:p>11501</text:p>
          </table:table-cell>
          <table:table-cell table:style-name="ce41" table:formula="of:=IF(AND([.J36]&gt;8000;[.J36]&lt;9500);30%;IF([.J36]&gt;9500;45%; ))" office:value-type="percentage" office:value="0.45" calcext:value-type="percentage">
            <text:p>45,00%</text:p>
          </table:table-cell>
          <table:table-cell table:style-name="ce16"/>
          <table:table-cell table:style-name="ce21"/>
          <table:table-cell table:number-columns-repeated="1011"/>
        </table:table-row>
        <table:table-row table:style-name="ro2">
          <table:table-cell table:style-name="ce5" office:value-type="float" office:value="36" calcext:value-type="float">
            <text:p>36</text:p>
          </table:table-cell>
          <table:table-cell table:style-name="ce3" office:value-type="string" calcext:value-type="string">
            <text:p>Peter</text:p>
          </table:table-cell>
          <table:table-cell table:style-name="ce3" office:value-type="string" calcext:value-type="string">
            <text:p>Alle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05-31" calcext:value-type="date">
            <text:p>31 V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37]*[.H37]" office:value-type="float" office:value="350" calcext:value-type="float">
            <text:p>350,00 zł</text:p>
          </table:table-cell>
          <table:table-cell table:style-name="ce11" table:formula="of:=DATEDIF([.F37];[.$M$2];&quot;d&quot;)" office:value-type="float" office:value="12044" calcext:value-type="float">
            <text:p>12044</text:p>
          </table:table-cell>
          <table:table-cell table:style-name="ce41" table:formula="of:=IF(AND([.J37]&gt;8000;[.J37]&lt;9500);30%;IF([.J37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37" calcext:value-type="float">
            <text:p>37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Alt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09-09" calcext:value-type="date">
            <text:p>9 IX 87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38]*[.H38]" office:value-type="float" office:value="191.75" calcext:value-type="float">
            <text:p>191,75 zł</text:p>
          </table:table-cell>
          <table:table-cell table:style-name="ce11" table:formula="of:=DATEDIF([.F38];[.$M$2];&quot;d&quot;)" office:value-type="float" office:value="11578" calcext:value-type="float">
            <text:p>11578</text:p>
          </table:table-cell>
          <table:table-cell table:style-name="ce41" table:formula="of:=IF(AND([.J38]&gt;8000;[.J38]&lt;9500);30%;IF([.J38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38" calcext:value-type="float">
            <text:p>38</text:p>
          </table:table-cell>
          <table:table-cell table:style-name="ce3" office:value-type="string" calcext:value-type="string">
            <text:p>Fred</text:p>
          </table:table-cell>
          <table:table-cell table:style-name="ce3" office:value-type="string" calcext:value-type="string">
            <text:p>Mallory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3-06-17" calcext:value-type="date">
            <text:p>17 VI 83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39]*[.H39]" office:value-type="float" office:value="589" calcext:value-type="float">
            <text:p>589,00 zł</text:p>
          </table:table-cell>
          <table:table-cell table:style-name="ce11" table:formula="of:=DATEDIF([.F39];[.$M$2];&quot;d&quot;)" office:value-type="float" office:value="13123" calcext:value-type="float">
            <text:p>13123</text:p>
          </table:table-cell>
          <table:table-cell table:style-name="ce41" table:formula="of:=IF(AND([.J39]&gt;8000;[.J39]&lt;9500);30%;IF([.J39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39" calcext:value-type="float">
            <text:p>39</text:p>
          </table:table-cell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Steadm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9-08-15" calcext:value-type="date">
            <text:p>15 VII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40]*[.H40]" office:value-type="float" office:value="880" calcext:value-type="float">
            <text:p>880,00 zł</text:p>
          </table:table-cell>
          <table:table-cell table:style-name="ce11" table:formula="of:=DATEDIF([.F40];[.$M$2];&quot;d&quot;)" office:value-type="float" office:value="10872" calcext:value-type="float">
            <text:p>10872</text:p>
          </table:table-cell>
          <table:table-cell table:style-name="ce41" table:formula="of:=IF(AND([.J40]&gt;8000;[.J40]&lt;9500);30%;IF([.J40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Conno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1-04" calcext:value-type="date">
            <text:p>4 XI 87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41]*[.H41]" office:value-type="float" office:value="589" calcext:value-type="float">
            <text:p>589,00 zł</text:p>
          </table:table-cell>
          <table:table-cell table:style-name="ce11" table:formula="of:=DATEDIF([.F41];[.$M$2];&quot;d&quot;)" office:value-type="float" office:value="11522" calcext:value-type="float">
            <text:p>11522</text:p>
          </table:table-cell>
          <table:table-cell table:style-name="ce41" table:formula="of:=IF(AND([.J41]&gt;8000;[.J41]&lt;9500);30%;IF([.J41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41" calcext:value-type="float">
            <text:p>41</text:p>
          </table:table-cell>
          <table:table-cell table:style-name="ce3" office:value-type="string" calcext:value-type="string">
            <text:p>Kathy</text:p>
          </table:table-cell>
          <table:table-cell table:style-name="ce3" office:value-type="string" calcext:value-type="string">
            <text:p>Mayro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5-19" calcext:value-type="date">
            <text:p>19 V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22" calcext:value-type="float">
            <text:p>8,22 zł</text:p>
          </table:table-cell>
          <table:table-cell table:style-name="ce10" table:formula="of:=[.G42]*[.H42]" office:value-type="float" office:value="328.8" calcext:value-type="float">
            <text:p>328,80 zł</text:p>
          </table:table-cell>
          <table:table-cell table:style-name="ce11" table:formula="of:=DATEDIF([.F42];[.$M$2];&quot;d&quot;)" office:value-type="float" office:value="12056" calcext:value-type="float">
            <text:p>12056</text:p>
          </table:table-cell>
          <table:table-cell table:style-name="ce41" table:formula="of:=IF(AND([.J42]&gt;8000;[.J42]&lt;9500);30%;IF([.J42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42" calcext:value-type="float">
            <text:p>42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Simp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2-01-12" calcext:value-type="date">
            <text:p>12 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43]*[.H43]" office:value-type="float" office:value="780" calcext:value-type="float">
            <text:p>780,00 zł</text:p>
          </table:table-cell>
          <table:table-cell table:style-name="ce11" table:formula="of:=DATEDIF([.F43];[.$M$2];&quot;d&quot;)" office:value-type="float" office:value="13644" calcext:value-type="float">
            <text:p>13644</text:p>
          </table:table-cell>
          <table:table-cell table:style-name="ce41" table:formula="of:=IF(AND([.J43]&gt;8000;[.J43]&lt;9500);30%;IF([.J43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43" calcext:value-type="float">
            <text:p>43</text:p>
          </table:table-cell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Richardso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3-23" calcext:value-type="date">
            <text:p>23 II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44]*[.H44]" office:value-type="float" office:value="840" calcext:value-type="float">
            <text:p>840,00 zł</text:p>
          </table:table-cell>
          <table:table-cell table:style-name="ce11" table:formula="of:=DATEDIF([.F44];[.$M$2];&quot;d&quot;)" office:value-type="float" office:value="12113" calcext:value-type="float">
            <text:p>12113</text:p>
          </table:table-cell>
          <table:table-cell table:style-name="ce41" table:formula="of:=IF(AND([.J44]&gt;8000;[.J44]&lt;9500);30%;IF([.J44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44" calcext:value-type="float">
            <text:p>44</text:p>
          </table:table-cell>
          <table:table-cell table:style-name="ce3" office:value-type="string" calcext:value-type="string">
            <text:p>Melanie</text:p>
          </table:table-cell>
          <table:table-cell table:style-name="ce3" office:value-type="string" calcext:value-type="string">
            <text:p>Bower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2-05" calcext:value-type="date">
            <text:p>5 XII 86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45]*[.H45]" office:value-type="float" office:value="100.75" calcext:value-type="float">
            <text:p>100,75 zł</text:p>
          </table:table-cell>
          <table:table-cell table:style-name="ce11" table:formula="of:=DATEDIF([.F45];[.$M$2];&quot;d&quot;)" office:value-type="float" office:value="11856" calcext:value-type="float">
            <text:p>11856</text:p>
          </table:table-cell>
          <table:table-cell table:style-name="ce41" table:formula="of:=IF(AND([.J45]&gt;8000;[.J45]&lt;9500);30%;IF([.J45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45" calcext:value-type="float">
            <text:p>45</text:p>
          </table:table-cell>
          <table:table-cell table:style-name="ce3" office:value-type="string" calcext:value-type="string">
            <text:p>Kyle</text:p>
          </table:table-cell>
          <table:table-cell table:style-name="ce3" office:value-type="string" calcext:value-type="string">
            <text:p>Earnhart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10-08" calcext:value-type="date">
            <text:p>8 X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46]*[.H46]" office:value-type="float" office:value="880" calcext:value-type="float">
            <text:p>880,00 zł</text:p>
          </table:table-cell>
          <table:table-cell table:style-name="ce11" table:formula="of:=DATEDIF([.F46];[.$M$2];&quot;d&quot;)" office:value-type="float" office:value="12644" calcext:value-type="float">
            <text:p>12644</text:p>
          </table:table-cell>
          <table:table-cell table:style-name="ce41" table:formula="of:=IF(AND([.J46]&gt;8000;[.J46]&lt;9500);30%;IF([.J46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46" calcext:value-type="float">
            <text:p>46</text:p>
          </table:table-cell>
          <table:table-cell table:style-name="ce3" office:value-type="string" calcext:value-type="string">
            <text:p>Lance</text:p>
          </table:table-cell>
          <table:table-cell table:style-name="ce3" office:value-type="string" calcext:value-type="string">
            <text:p>Davie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8-12-30" calcext:value-type="date">
            <text:p>30 XII 88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47]*[.H47]" office:value-type="float" office:value="176" calcext:value-type="float">
            <text:p>176,00 zł</text:p>
          </table:table-cell>
          <table:table-cell table:style-name="ce11" table:formula="of:=DATEDIF([.F47];[.$M$2];&quot;d&quot;)" office:value-type="float" office:value="11100" calcext:value-type="float">
            <text:p>11100</text:p>
          </table:table-cell>
          <table:table-cell table:style-name="ce41" table:formula="of:=IF(AND([.J47]&gt;8000;[.J47]&lt;9500);30%;IF([.J47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47" calcext:value-type="float">
            <text:p>47</text:p>
          </table:table-cell>
          <table:table-cell table:style-name="ce3" office:value-type="string" calcext:value-type="string">
            <text:p>Anne</text:p>
          </table:table-cell>
          <table:table-cell table:style-name="ce3" office:value-type="string" calcext:value-type="string">
            <text:p>Davidson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04-06" calcext:value-type="date">
            <text:p>6 IV 86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48]*[.H48]" office:value-type="float" office:value="213" calcext:value-type="float">
            <text:p>213,00 zł</text:p>
          </table:table-cell>
          <table:table-cell table:style-name="ce11" table:formula="of:=DATEDIF([.F48];[.$M$2];&quot;d&quot;)" office:value-type="float" office:value="12099" calcext:value-type="float">
            <text:p>12099</text:p>
          </table:table-cell>
          <table:table-cell table:style-name="ce41" table:formula="of:=IF(AND([.J48]&gt;8000;[.J48]&lt;9500);30%;IF([.J48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48" calcext:value-type="float">
            <text:p>48</text:p>
          </table:table-cell>
          <table:table-cell table:style-name="ce3" office:value-type="string" calcext:value-type="string">
            <text:p>Doug</text:p>
          </table:table-cell>
          <table:table-cell table:style-name="ce3" office:value-type="string" calcext:value-type="string">
            <text:p>Briscol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05-26" calcext:value-type="date">
            <text:p>26 V 87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49]*[.H49]" office:value-type="float" office:value="589" calcext:value-type="float">
            <text:p>589,00 zł</text:p>
          </table:table-cell>
          <table:table-cell table:style-name="ce11" table:formula="of:=DATEDIF([.F49];[.$M$2];&quot;d&quot;)" office:value-type="float" office:value="11684" calcext:value-type="float">
            <text:p>11684</text:p>
          </table:table-cell>
          <table:table-cell table:style-name="ce41" table:formula="of:=IF(AND([.J49]&gt;8000;[.J49]&lt;9500);30%;IF([.J49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49" calcext:value-type="float">
            <text:p>49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Feldsot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12-03" calcext:value-type="date">
            <text:p>3 XII 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50]*[.H50]" office:value-type="float" office:value="443.75" calcext:value-type="float">
            <text:p>443,75 zł</text:p>
          </table:table-cell>
          <table:table-cell table:style-name="ce11" table:formula="of:=DATEDIF([.F50];[.$M$2];&quot;d&quot;)" office:value-type="float" office:value="11493" calcext:value-type="float">
            <text:p>11493</text:p>
          </table:table-cell>
          <table:table-cell table:style-name="ce41" table:formula="of:=IF(AND([.J50]&gt;8000;[.J50]&lt;9500);30%;IF([.J50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3" office:value-type="string" calcext:value-type="string">
            <text:p>Steve</text:p>
          </table:table-cell>
          <table:table-cell table:style-name="ce3" office:value-type="string" calcext:value-type="string">
            <text:p>S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6-10-05" calcext:value-type="date">
            <text:p>5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1]*[.H51]" office:value-type="float" office:value="860" calcext:value-type="float">
            <text:p>860,00 zł</text:p>
          </table:table-cell>
          <table:table-cell table:style-name="ce11" table:formula="of:=DATEDIF([.F51];[.$M$2];&quot;d&quot;)" office:value-type="float" office:value="11917" calcext:value-type="float">
            <text:p>11917</text:p>
          </table:table-cell>
          <table:table-cell table:style-name="ce41" table:formula="of:=IF(AND([.J51]&gt;8000;[.J51]&lt;9500);30%;IF([.J51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51" calcext:value-type="float">
            <text:p>51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Tucker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4-04-12" calcext:value-type="date">
            <text:p>12 IV 84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52]*[.H52]" office:value-type="float" office:value="589" calcext:value-type="float">
            <text:p>589,00 zł</text:p>
          </table:table-cell>
          <table:table-cell table:style-name="ce11" table:formula="of:=DATEDIF([.F52];[.$M$2];&quot;d&quot;)" office:value-type="float" office:value="12823" calcext:value-type="float">
            <text:p>12823</text:p>
          </table:table-cell>
          <table:table-cell table:style-name="ce41" table:formula="of:=IF(AND([.J52]&gt;8000;[.J52]&lt;9500);30%;IF([.J52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52" calcext:value-type="float">
            <text:p>52</text:p>
          </table:table-cell>
          <table:table-cell table:style-name="ce3" office:value-type="string" calcext:value-type="string">
            <text:p>Henry</text:p>
          </table:table-cell>
          <table:table-cell table:style-name="ce3" office:value-type="string" calcext:value-type="string">
            <text:p>Pater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0-28" calcext:value-type="date">
            <text:p>28 X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3]*[.H53]" office:value-type="float" office:value="860" calcext:value-type="float">
            <text:p>860,00 zł</text:p>
          </table:table-cell>
          <table:table-cell table:style-name="ce11" table:formula="of:=DATEDIF([.F53];[.$M$2];&quot;d&quot;)" office:value-type="float" office:value="11529" calcext:value-type="float">
            <text:p>11529</text:p>
          </table:table-cell>
          <table:table-cell table:style-name="ce41" table:formula="of:=IF(AND([.J53]&gt;8000;[.J53]&lt;9500);30%;IF([.J53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53" calcext:value-type="float">
            <text:p>53</text:p>
          </table:table-cell>
          <table:table-cell table:style-name="ce3" office:value-type="string" calcext:value-type="string">
            <text:p>Brooks</text:p>
          </table:table-cell>
          <table:table-cell table:style-name="ce3" office:value-type="string" calcext:value-type="string">
            <text:p>Hille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1-15" calcext:value-type="date">
            <text:p>15 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54]*[.H54]" office:value-type="float" office:value="840" calcext:value-type="float">
            <text:p>840,00 zł</text:p>
          </table:table-cell>
          <table:table-cell table:style-name="ce11" table:formula="of:=DATEDIF([.F54];[.$M$2];&quot;d&quot;)" office:value-type="float" office:value="12180" calcext:value-type="float">
            <text:p>12180</text:p>
          </table:table-cell>
          <table:table-cell table:style-name="ce41" table:formula="of:=IF(AND([.J54]&gt;8000;[.J54]&lt;9500);30%;IF([.J54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54" calcext:value-type="float">
            <text:p>54</text:p>
          </table:table-cell>
          <table:table-cell table:style-name="ce3" office:value-type="string" calcext:value-type="string">
            <text:p>Dominick</text:p>
          </table:table-cell>
          <table:table-cell table:style-name="ce3" office:value-type="string" calcext:value-type="string">
            <text:p>Mazza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10-10" calcext:value-type="date">
            <text:p>10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5]*[.H55]" office:value-type="float" office:value="860" calcext:value-type="float">
            <text:p>860,00 zł</text:p>
          </table:table-cell>
          <table:table-cell table:style-name="ce11" table:formula="of:=DATEDIF([.F55];[.$M$2];&quot;d&quot;)" office:value-type="float" office:value="11912" calcext:value-type="float">
            <text:p>11912</text:p>
          </table:table-cell>
          <table:table-cell table:style-name="ce41" table:formula="of:=IF(AND([.J55]&gt;8000;[.J55]&lt;9500);30%;IF([.J55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55" calcext:value-type="float">
            <text:p>55</text:p>
          </table:table-cell>
          <table:table-cell table:style-name="ce3" office:value-type="string" calcext:value-type="string">
            <text:p>Jennifer</text:p>
          </table:table-cell>
          <table:table-cell table:style-name="ce3" office:value-type="string" calcext:value-type="string">
            <text:p>Snyder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8-06-07" calcext:value-type="date">
            <text:p>7 VI 88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56]*[.H56]" office:value-type="float" office:value="213" calcext:value-type="float">
            <text:p>213,00 zł</text:p>
          </table:table-cell>
          <table:table-cell table:style-name="ce11" table:formula="of:=DATEDIF([.F56];[.$M$2];&quot;d&quot;)" office:value-type="float" office:value="11306" calcext:value-type="float">
            <text:p>11306</text:p>
          </table:table-cell>
          <table:table-cell table:style-name="ce41" table:formula="of:=IF(AND([.J56]&gt;8000;[.J56]&lt;9500);30%;IF([.J56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56" calcext:value-type="float">
            <text:p>56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Maccaluso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1-01-23" calcext:value-type="date">
            <text:p>23 I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7]*[.H57]" office:value-type="float" office:value="860" calcext:value-type="float">
            <text:p>860,00 zł</text:p>
          </table:table-cell>
          <table:table-cell table:style-name="ce11" table:formula="of:=DATEDIF([.F57];[.$M$2];&quot;d&quot;)" office:value-type="float" office:value="10346" calcext:value-type="float">
            <text:p>10346</text:p>
          </table:table-cell>
          <table:table-cell table:style-name="ce41" table:formula="of:=IF(AND([.J57]&gt;8000;[.J57]&lt;9500);30%;IF([.J57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57" calcext:value-type="float">
            <text:p>57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Wheeler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8-14" calcext:value-type="date">
            <text:p>14 VIII 81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58]*[.H58]" office:value-type="float" office:value="589" calcext:value-type="float">
            <text:p>589,00 zł</text:p>
          </table:table-cell>
          <table:table-cell table:style-name="ce11" table:formula="of:=DATEDIF([.F58];[.$M$2];&quot;d&quot;)" office:value-type="float" office:value="13795" calcext:value-type="float">
            <text:p>13795</text:p>
          </table:table-cell>
          <table:table-cell table:style-name="ce41" table:formula="of:=IF(AND([.J58]&gt;8000;[.J58]&lt;9500);30%;IF([.J58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58" calcext:value-type="float">
            <text:p>58</text:p>
          </table:table-cell>
          <table:table-cell table:style-name="ce3" office:value-type="string" calcext:value-type="string">
            <text:p>Todd</text:p>
          </table:table-cell>
          <table:table-cell table:style-name="ce3" office:value-type="string" calcext:value-type="string">
            <text:p>Maste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9-11-23" calcext:value-type="date">
            <text:p>23 X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59]*[.H59]" office:value-type="float" office:value="504" calcext:value-type="float">
            <text:p>504,00 zł</text:p>
          </table:table-cell>
          <table:table-cell table:style-name="ce11" table:formula="of:=DATEDIF([.F59];[.$M$2];&quot;d&quot;)" office:value-type="float" office:value="10772" calcext:value-type="float">
            <text:p>10772</text:p>
          </table:table-cell>
          <table:table-cell table:style-name="ce41" table:formula="of:=IF(AND([.J59]&gt;8000;[.J59]&lt;9500);30%;IF([.J59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59" calcext:value-type="float">
            <text:p>59</text:p>
          </table:table-cell>
          <table:table-cell table:style-name="ce3" office:value-type="string" calcext:value-type="string">
            <text:p>Karina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1-12" calcext:value-type="date">
            <text:p>12 I 87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60]*[.H60]" office:value-type="float" office:value="703.5" calcext:value-type="float">
            <text:p>703,50 zł</text:p>
          </table:table-cell>
          <table:table-cell table:style-name="ce11" table:formula="of:=DATEDIF([.F60];[.$M$2];&quot;d&quot;)" office:value-type="float" office:value="11818" calcext:value-type="float">
            <text:p>11818</text:p>
          </table:table-cell>
          <table:table-cell table:style-name="ce41" table:formula="of:=IF(AND([.J60]&gt;8000;[.J60]&lt;9500);30%;IF([.J60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60" calcext:value-type="float">
            <text:p>60</text:p>
          </table:table-cell>
          <table:table-cell table:style-name="ce3" office:value-type="string" calcext:value-type="string">
            <text:p>Edward</text:p>
          </table:table-cell>
          <table:table-cell table:style-name="ce3" office:value-type="string" calcext:value-type="string">
            <text:p>Trelly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06-17" calcext:value-type="date">
            <text:p>17 VI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61]*[.H61]" office:value-type="float" office:value="350" calcext:value-type="float">
            <text:p>350,00 zł</text:p>
          </table:table-cell>
          <table:table-cell table:style-name="ce11" table:formula="of:=DATEDIF([.F61];[.$M$2];&quot;d&quot;)" office:value-type="float" office:value="12027" calcext:value-type="float">
            <text:p>12027</text:p>
          </table:table-cell>
          <table:table-cell table:style-name="ce41" table:formula="of:=IF(AND([.J61]&gt;8000;[.J61]&lt;9500);30%;IF([.J61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61" calcext:value-type="float">
            <text:p>61</text:p>
          </table:table-cell>
          <table:table-cell table:style-name="ce3" office:value-type="string" calcext:value-type="string">
            <text:p>Christina</text:p>
          </table:table-cell>
          <table:table-cell table:style-name="ce3" office:value-type="string" calcext:value-type="string">
            <text:p>Lilli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05-29" calcext:value-type="date">
            <text:p>29 V 87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62]*[.H62]" office:value-type="float" office:value="213" calcext:value-type="float">
            <text:p>213,00 zł</text:p>
          </table:table-cell>
          <table:table-cell table:style-name="ce11" table:formula="of:=DATEDIF([.F62];[.$M$2];&quot;d&quot;)" office:value-type="float" office:value="11681" calcext:value-type="float">
            <text:p>11681</text:p>
          </table:table-cell>
          <table:table-cell table:style-name="ce41" table:formula="of:=IF(AND([.J62]&gt;8000;[.J62]&lt;9500);30%;IF([.J62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62" calcext:value-type="float">
            <text:p>62</text:p>
          </table:table-cell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Lewi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04-27" calcext:value-type="date">
            <text:p>27 IV 89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63]*[.H63]" office:value-type="float" office:value="100.75" calcext:value-type="float">
            <text:p>100,75 zł</text:p>
          </table:table-cell>
          <table:table-cell table:style-name="ce11" table:formula="of:=DATEDIF([.F63];[.$M$2];&quot;d&quot;)" office:value-type="float" office:value="10982" calcext:value-type="float">
            <text:p>10982</text:p>
          </table:table-cell>
          <table:table-cell table:style-name="ce41" table:formula="of:=IF(AND([.J63]&gt;8000;[.J63]&lt;9500);30%;IF([.J63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63" calcext:value-type="float">
            <text:p>63</text:p>
          </table:table-cell>
          <table:table-cell table:style-name="ce3" office:value-type="string" calcext:value-type="string">
            <text:p>Jerry</text:p>
          </table:table-cell>
          <table:table-cell table:style-name="ce3" office:value-type="string" calcext:value-type="string">
            <text:p>McDonald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2-07-07" calcext:value-type="date">
            <text:p>7 VI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64]*[.H64]" office:value-type="float" office:value="620" calcext:value-type="float">
            <text:p>620,00 zł</text:p>
          </table:table-cell>
          <table:table-cell table:style-name="ce11" table:formula="of:=DATEDIF([.F64];[.$M$2];&quot;d&quot;)" office:value-type="float" office:value="13468" calcext:value-type="float">
            <text:p>13468</text:p>
          </table:table-cell>
          <table:table-cell table:style-name="ce41" table:formula="of:=IF(AND([.J64]&gt;8000;[.J64]&lt;9500);30%;IF([.J64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64" calcext:value-type="float">
            <text:p>64</text:p>
          </table:table-cell>
          <table:table-cell table:style-name="ce3" office:value-type="string" calcext:value-type="string">
            <text:p>Lynne</text:p>
          </table:table-cell>
          <table:table-cell table:style-name="ce3" office:value-type="string" calcext:value-type="string">
            <text:p>Simmon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8-11-23" calcext:value-type="date">
            <text:p>23 XI 88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65]*[.H65]" office:value-type="float" office:value="423.5" calcext:value-type="float">
            <text:p>423,50 zł</text:p>
          </table:table-cell>
          <table:table-cell table:style-name="ce11" table:formula="of:=DATEDIF([.F65];[.$M$2];&quot;d&quot;)" office:value-type="float" office:value="11137" calcext:value-type="float">
            <text:p>11137</text:p>
          </table:table-cell>
          <table:table-cell table:style-name="ce41" table:formula="of:=IF(AND([.J65]&gt;8000;[.J65]&lt;9500);30%;IF([.J65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65" calcext:value-type="float">
            <text:p>65</text:p>
          </table:table-cell>
          <table:table-cell table:style-name="ce3" office:value-type="string" calcext:value-type="string">
            <text:p>Lindsey</text:p>
          </table:table-cell>
          <table:table-cell table:style-name="ce3" office:value-type="string" calcext:value-type="string">
            <text:p>W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2-01" calcext:value-type="date">
            <text:p>1 I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66]*[.H66]" office:value-type="float" office:value="840" calcext:value-type="float">
            <text:p>840,00 zł</text:p>
          </table:table-cell>
          <table:table-cell table:style-name="ce11" table:formula="of:=DATEDIF([.F66];[.$M$2];&quot;d&quot;)" office:value-type="float" office:value="12163" calcext:value-type="float">
            <text:p>12163</text:p>
          </table:table-cell>
          <table:table-cell table:style-name="ce41" table:formula="of:=IF(AND([.J66]&gt;8000;[.J66]&lt;9500);30%;IF([.J66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66" calcext:value-type="float">
            <text:p>66</text:p>
          </table:table-cell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Reed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3-27" calcext:value-type="date">
            <text:p>27 III 84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67]*[.H67]" office:value-type="float" office:value="472.15" calcext:value-type="float">
            <text:p>472,15 zł</text:p>
          </table:table-cell>
          <table:table-cell table:style-name="ce11" table:formula="of:=DATEDIF([.F67];[.$M$2];&quot;d&quot;)" office:value-type="float" office:value="12839" calcext:value-type="float">
            <text:p>12839</text:p>
          </table:table-cell>
          <table:table-cell table:style-name="ce41" table:formula="of:=IF(AND([.J67]&gt;8000;[.J67]&lt;9500);30%;IF([.J67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67" calcext:value-type="float">
            <text:p>67</text:p>
          </table:table-cell>
          <table:table-cell table:style-name="ce3" office:value-type="string" calcext:value-type="string">
            <text:p>Paula</text:p>
          </table:table-cell>
          <table:table-cell table:style-name="ce3" office:value-type="string" calcext:value-type="string">
            <text:p>Robin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12-07" calcext:value-type="date">
            <text:p>7 XII 87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68]*[.H68]" office:value-type="float" office:value="191.75" calcext:value-type="float">
            <text:p>191,75 zł</text:p>
          </table:table-cell>
          <table:table-cell table:style-name="ce11" table:formula="of:=DATEDIF([.F68];[.$M$2];&quot;d&quot;)" office:value-type="float" office:value="11489" calcext:value-type="float">
            <text:p>11489</text:p>
          </table:table-cell>
          <table:table-cell table:style-name="ce41" table:formula="of:=IF(AND([.J68]&gt;8000;[.J68]&lt;9500);30%;IF([.J68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68" calcext:value-type="float">
            <text:p>68</text:p>
          </table:table-cell>
          <table:table-cell table:style-name="ce3" office:value-type="string" calcext:value-type="string">
            <text:p>William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10-14" calcext:value-type="date">
            <text:p>14 X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69]*[.H69]" office:value-type="float" office:value="620" calcext:value-type="float">
            <text:p>620,00 zł</text:p>
          </table:table-cell>
          <table:table-cell table:style-name="ce11" table:formula="of:=DATEDIF([.F69];[.$M$2];&quot;d&quot;)" office:value-type="float" office:value="10812" calcext:value-type="float">
            <text:p>10812</text:p>
          </table:table-cell>
          <table:table-cell table:style-name="ce41" table:formula="of:=IF(AND([.J69]&gt;8000;[.J69]&lt;9500);30%;IF([.J69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69" calcext:value-type="float">
            <text:p>69</text:p>
          </table:table-cell>
          <table:table-cell table:style-name="ce3" office:value-type="string" calcext:value-type="string">
            <text:p>Shirley</text:p>
          </table:table-cell>
          <table:table-cell table:style-name="ce3" office:value-type="string" calcext:value-type="string">
            <text:p>Dandrow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3-14" calcext:value-type="date">
            <text:p>14 III 91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70]*[.H70]" office:value-type="float" office:value="423.5" calcext:value-type="float">
            <text:p>423,50 zł</text:p>
          </table:table-cell>
          <table:table-cell table:style-name="ce11" table:formula="of:=DATEDIF([.F70];[.$M$2];&quot;d&quot;)" office:value-type="float" office:value="10296" calcext:value-type="float">
            <text:p>10296</text:p>
          </table:table-cell>
          <table:table-cell table:style-name="ce41" table:formula="of:=IF(AND([.J70]&gt;8000;[.J70]&lt;9500);30%;IF([.J70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70" calcext:value-type="float">
            <text:p>70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9-11-27" calcext:value-type="date">
            <text:p>27 XI 89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71]*[.H71]" office:value-type="float" office:value="1008" calcext:value-type="float">
            <text:p>1 008,00 zł</text:p>
          </table:table-cell>
          <table:table-cell table:style-name="ce11" table:formula="of:=DATEDIF([.F71];[.$M$2];&quot;d&quot;)" office:value-type="float" office:value="10768" calcext:value-type="float">
            <text:p>10768</text:p>
          </table:table-cell>
          <table:table-cell table:style-name="ce41" table:formula="of:=IF(AND([.J71]&gt;8000;[.J71]&lt;9500);30%;IF([.J71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71" calcext:value-type="float">
            <text:p>71</text:p>
          </table:table-cell>
          <table:table-cell table:style-name="ce3" office:value-type="string" calcext:value-type="string">
            <text:p>Maria</text:p>
          </table:table-cell>
          <table:table-cell table:style-name="ce3" office:value-type="string" calcext:value-type="string">
            <text:p>Switz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6-03" calcext:value-type="date">
            <text:p>3 VI 91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72]*[.H72]" office:value-type="float" office:value="392.35" calcext:value-type="float">
            <text:p>392,35 zł</text:p>
          </table:table-cell>
          <table:table-cell table:style-name="ce11" table:formula="of:=DATEDIF([.F72];[.$M$2];&quot;d&quot;)" office:value-type="float" office:value="10215" calcext:value-type="float">
            <text:p>10215</text:p>
          </table:table-cell>
          <table:table-cell table:style-name="ce41" table:formula="of:=IF(AND([.J72]&gt;8000;[.J72]&lt;9500);30%;IF([.J72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72" calcext:value-type="float">
            <text:p>72</text:p>
          </table:table-cell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Jaco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0-04" calcext:value-type="date">
            <text:p>4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73]*[.H73]" office:value-type="float" office:value="260" calcext:value-type="float">
            <text:p>260,00 zł</text:p>
          </table:table-cell>
          <table:table-cell table:style-name="ce11" table:formula="of:=DATEDIF([.F73];[.$M$2];&quot;d&quot;)" office:value-type="float" office:value="11918" calcext:value-type="float">
            <text:p>11918</text:p>
          </table:table-cell>
          <table:table-cell table:style-name="ce41" table:formula="of:=IF(AND([.J73]&gt;8000;[.J73]&lt;9500);30%;IF([.J73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73" calcext:value-type="float">
            <text:p>73</text:p>
          </table:table-cell>
          <table:table-cell table:style-name="ce3" office:value-type="string" calcext:value-type="string">
            <text:p>Bradley</text:p>
          </table:table-cell>
          <table:table-cell table:style-name="ce3" office:value-type="string" calcext:value-type="string">
            <text:p>Howard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2-14" calcext:value-type="date">
            <text:p>14 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G74]*[.H74]" office:value-type="float" office:value="288.8" calcext:value-type="float">
            <text:p>288,80 zł</text:p>
          </table:table-cell>
          <table:table-cell table:style-name="ce11" table:formula="of:=DATEDIF([.F74];[.$M$2];&quot;d&quot;)" office:value-type="float" office:value="12881" calcext:value-type="float">
            <text:p>12881</text:p>
          </table:table-cell>
          <table:table-cell table:style-name="ce41" table:formula="of:=IF(AND([.J74]&gt;8000;[.J74]&lt;9500);30%;IF([.J74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74" calcext:value-type="float">
            <text:p>74</text:p>
          </table:table-cell>
          <table:table-cell table:style-name="ce3" office:value-type="string" calcext:value-type="string">
            <text:p>Frieda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2-02-17" calcext:value-type="date">
            <text:p>17 I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75]*[.H75]" office:value-type="float" office:value="484" calcext:value-type="float">
            <text:p>484,00 zł</text:p>
          </table:table-cell>
          <table:table-cell table:style-name="ce11" table:formula="of:=DATEDIF([.F75];[.$M$2];&quot;d&quot;)" office:value-type="float" office:value="13608" calcext:value-type="float">
            <text:p>13608</text:p>
          </table:table-cell>
          <table:table-cell table:style-name="ce41" table:formula="of:=IF(AND([.J75]&gt;8000;[.J75]&lt;9500);30%;IF([.J75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75" calcext:value-type="float">
            <text:p>75</text:p>
          </table:table-cell>
          <table:table-cell table:style-name="ce3" office:value-type="string" calcext:value-type="string">
            <text:p>Holly</text:p>
          </table:table-cell>
          <table:table-cell table:style-name="ce3" office:value-type="string" calcext:value-type="string">
            <text:p>Taylo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4-08-17" calcext:value-type="date">
            <text:p>17 VIII 84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76]*[.H76]" office:value-type="float" office:value="494.125" calcext:value-type="float">
            <text:p>494,13 zł</text:p>
          </table:table-cell>
          <table:table-cell table:style-name="ce11" table:formula="of:=DATEDIF([.F76];[.$M$2];&quot;d&quot;)" office:value-type="float" office:value="12696" calcext:value-type="float">
            <text:p>12696</text:p>
          </table:table-cell>
          <table:table-cell table:style-name="ce41" table:formula="of:=IF(AND([.J76]&gt;8000;[.J76]&lt;9500);30%;IF([.J76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76" calcext:value-type="float">
            <text:p>76</text:p>
          </table:table-cell>
          <table:table-cell table:style-name="ce3" office:value-type="string" calcext:value-type="string">
            <text:p>Tim</text:p>
          </table:table-cell>
          <table:table-cell table:style-name="ce3" office:value-type="string" calcext:value-type="string">
            <text:p>Barthoff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10-27" calcext:value-type="date">
            <text:p>27 X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77]*[.H77]" office:value-type="float" office:value="260" calcext:value-type="float">
            <text:p>260,00 zł</text:p>
          </table:table-cell>
          <table:table-cell table:style-name="ce11" table:formula="of:=DATEDIF([.F77];[.$M$2];&quot;d&quot;)" office:value-type="float" office:value="10799" calcext:value-type="float">
            <text:p>10799</text:p>
          </table:table-cell>
          <table:table-cell table:style-name="ce41" table:formula="of:=IF(AND([.J77]&gt;8000;[.J77]&lt;9500);30%;IF([.J77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77" calcext:value-type="float">
            <text:p>77</text:p>
          </table:table-cell>
          <table:table-cell table:style-name="ce3" office:value-type="string" calcext:value-type="string">
            <text:p>Esther</text:p>
          </table:table-cell>
          <table:table-cell table:style-name="ce3" office:value-type="string" calcext:value-type="string">
            <text:p>William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12-13" calcext:value-type="date">
            <text:p>13 XII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78]*[.H78]" office:value-type="float" office:value="780" calcext:value-type="float">
            <text:p>780,00 zł</text:p>
          </table:table-cell>
          <table:table-cell table:style-name="ce11" table:formula="of:=DATEDIF([.F78];[.$M$2];&quot;d&quot;)" office:value-type="float" office:value="11848" calcext:value-type="float">
            <text:p>11848</text:p>
          </table:table-cell>
          <table:table-cell table:style-name="ce41" table:formula="of:=IF(AND([.J78]&gt;8000;[.J78]&lt;9500);30%;IF([.J78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78" calcext:value-type="float">
            <text:p>78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Miller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91-03-04" calcext:value-type="date">
            <text:p>4 III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79]*[.H79]" office:value-type="float" office:value="880" calcext:value-type="float">
            <text:p>880,00 zł</text:p>
          </table:table-cell>
          <table:table-cell table:style-name="ce11" table:formula="of:=DATEDIF([.F79];[.$M$2];&quot;d&quot;)" office:value-type="float" office:value="10306" calcext:value-type="float">
            <text:p>10306</text:p>
          </table:table-cell>
          <table:table-cell table:style-name="ce41" table:formula="of:=IF(AND([.J79]&gt;8000;[.J79]&lt;9500);30%;IF([.J79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79" calcext:value-type="float">
            <text:p>79</text:p>
          </table:table-cell>
          <table:table-cell table:style-name="ce3" office:value-type="string" calcext:value-type="string">
            <text:p>Marianne</text:p>
          </table:table-cell>
          <table:table-cell table:style-name="ce3" office:value-type="string" calcext:value-type="string">
            <text:p>Calvi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5-07-23" calcext:value-type="date">
            <text:p>23 VII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80]*[.H80]" office:value-type="float" office:value="600" calcext:value-type="float">
            <text:p>600,00 zł</text:p>
          </table:table-cell>
          <table:table-cell table:style-name="ce11" table:formula="of:=DATEDIF([.F80];[.$M$2];&quot;d&quot;)" office:value-type="float" office:value="12356" calcext:value-type="float">
            <text:p>12356</text:p>
          </table:table-cell>
          <table:table-cell table:style-name="ce41" table:formula="of:=IF(AND([.J80]&gt;8000;[.J80]&lt;9500);30%;IF([.J80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80" calcext:value-type="float">
            <text:p>80</text:p>
          </table:table-cell>
          <table:table-cell table:style-name="ce3" office:value-type="string" calcext:value-type="string">
            <text:p>Sue</text:p>
          </table:table-cell>
          <table:table-cell table:style-name="ce3" office:value-type="string" calcext:value-type="string">
            <text:p>Pett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11-30" calcext:value-type="date">
            <text:p>30 X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81]*[.H81]" office:value-type="float" office:value="260" calcext:value-type="float">
            <text:p>260,00 zł</text:p>
          </table:table-cell>
          <table:table-cell table:style-name="ce11" table:formula="of:=DATEDIF([.F81];[.$M$2];&quot;d&quot;)" office:value-type="float" office:value="12591" calcext:value-type="float">
            <text:p>12591</text:p>
          </table:table-cell>
          <table:table-cell table:style-name="ce41" table:formula="of:=IF(AND([.J81]&gt;8000;[.J81]&lt;9500);30%;IF([.J81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81" calcext:value-type="float">
            <text:p>81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Sloa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11-02" calcext:value-type="date">
            <text:p>2 X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82]*[.H82]" office:value-type="float" office:value="620" calcext:value-type="float">
            <text:p>620,00 zł</text:p>
          </table:table-cell>
          <table:table-cell table:style-name="ce11" table:formula="of:=DATEDIF([.F82];[.$M$2];&quot;d&quot;)" office:value-type="float" office:value="12619" calcext:value-type="float">
            <text:p>12619</text:p>
          </table:table-cell>
          <table:table-cell table:style-name="ce41" table:formula="of:=IF(AND([.J82]&gt;8000;[.J82]&lt;9500);30%;IF([.J82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82" calcext:value-type="float">
            <text:p>82</text:p>
          </table:table-cell>
          <table:table-cell table:style-name="ce3" office:value-type="string" calcext:value-type="string">
            <text:p>Richard</text:p>
          </table:table-cell>
          <table:table-cell table:style-name="ce3" office:value-type="string" calcext:value-type="string">
            <text:p>Gib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9-01-23" calcext:value-type="date">
            <text:p>23 I 89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83]*[.H83]" office:value-type="float" office:value="442.5" calcext:value-type="float">
            <text:p>442,50 zł</text:p>
          </table:table-cell>
          <table:table-cell table:style-name="ce11" table:formula="of:=DATEDIF([.F83];[.$M$2];&quot;d&quot;)" office:value-type="float" office:value="11076" calcext:value-type="float">
            <text:p>11076</text:p>
          </table:table-cell>
          <table:table-cell table:style-name="ce41" table:formula="of:=IF(AND([.J83]&gt;8000;[.J83]&lt;9500);30%;IF([.J83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83" calcext:value-type="float">
            <text:p>83</text:p>
          </table:table-cell>
          <table:table-cell table:style-name="ce3" office:value-type="string" calcext:value-type="string">
            <text:p>Lorrie</text:p>
          </table:table-cell>
          <table:table-cell table:style-name="ce3" office:value-type="string" calcext:value-type="string">
            <text:p>Sulliva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3-03" calcext:value-type="date">
            <text:p>3 III 81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84]*[.H84]" office:value-type="float" office:value="195.3" calcext:value-type="float">
            <text:p>195,30 zł</text:p>
          </table:table-cell>
          <table:table-cell table:style-name="ce11" table:formula="of:=DATEDIF([.F84];[.$M$2];&quot;d&quot;)" office:value-type="float" office:value="13959" calcext:value-type="float">
            <text:p>13959</text:p>
          </table:table-cell>
          <table:table-cell table:style-name="ce41" table:formula="of:=IF(AND([.J84]&gt;8000;[.J84]&lt;9500);30%;IF([.J84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84" calcext:value-type="float">
            <text:p>84</text:p>
          </table:table-cell>
          <table:table-cell table:style-name="ce3" office:value-type="string" calcext:value-type="string">
            <text:p>Ted</text:p>
          </table:table-cell>
          <table:table-cell table:style-name="ce3" office:value-type="string" calcext:value-type="string">
            <text:p>Haye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2-07" calcext:value-type="date">
            <text:p>7 XII 86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85]*[.H85]" office:value-type="float" office:value="280" calcext:value-type="float">
            <text:p>280,00 zł</text:p>
          </table:table-cell>
          <table:table-cell table:style-name="ce11" table:formula="of:=DATEDIF([.F85];[.$M$2];&quot;d&quot;)" office:value-type="float" office:value="11854" calcext:value-type="float">
            <text:p>11854</text:p>
          </table:table-cell>
          <table:table-cell table:style-name="ce41" table:formula="of:=IF(AND([.J85]&gt;8000;[.J85]&lt;9500);30%;IF([.J85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85" calcext:value-type="float">
            <text:p>85</text:p>
          </table:table-cell>
          <table:table-cell table:style-name="ce3" office:value-type="string" calcext:value-type="string">
            <text:p>Helen</text:p>
          </table:table-cell>
          <table:table-cell table:style-name="ce3" office:value-type="string" calcext:value-type="string">
            <text:p>Stewar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0-05-03" calcext:value-type="date">
            <text:p>3 V 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86]*[.H86]" office:value-type="float" office:value="651" calcext:value-type="float">
            <text:p>651,00 zł</text:p>
          </table:table-cell>
          <table:table-cell table:style-name="ce11" table:formula="of:=DATEDIF([.F86];[.$M$2];&quot;d&quot;)" office:value-type="float" office:value="10611" calcext:value-type="float">
            <text:p>10611</text:p>
          </table:table-cell>
          <table:table-cell table:style-name="ce41" table:formula="of:=IF(AND([.J86]&gt;8000;[.J86]&lt;9500);30%;IF([.J86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86" calcext:value-type="float">
            <text:p>86</text:p>
          </table:table-cell>
          <table:table-cell table:style-name="ce3" office:value-type="string" calcext:value-type="string">
            <text:p>Katie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6-10-05" calcext:value-type="date">
            <text:p>5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87]*[.H87]" office:value-type="float" office:value="600" calcext:value-type="float">
            <text:p>600,00 zł</text:p>
          </table:table-cell>
          <table:table-cell table:style-name="ce11" table:formula="of:=DATEDIF([.F87];[.$M$2];&quot;d&quot;)" office:value-type="float" office:value="11917" calcext:value-type="float">
            <text:p>11917</text:p>
          </table:table-cell>
          <table:table-cell table:style-name="ce41" table:formula="of:=IF(AND([.J87]&gt;8000;[.J87]&lt;9500);30%;IF([.J87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87" calcext:value-type="float">
            <text:p>87</text:p>
          </table:table-cell>
          <table:table-cell table:style-name="ce3" office:value-type="string" calcext:value-type="string">
            <text:p>Jane</text:p>
          </table:table-cell>
          <table:table-cell table:style-name="ce3" office:value-type="string" calcext:value-type="string">
            <text:p>Winte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1-07" calcext:value-type="date">
            <text:p>7 XI 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88]*[.H88]" office:value-type="float" office:value="441" calcext:value-type="float">
            <text:p>441,00 zł</text:p>
          </table:table-cell>
          <table:table-cell table:style-name="ce11" table:formula="of:=DATEDIF([.F88];[.$M$2];&quot;d&quot;)" office:value-type="float" office:value="10788" calcext:value-type="float">
            <text:p>10788</text:p>
          </table:table-cell>
          <table:table-cell table:style-name="ce41" table:formula="of:=IF(AND([.J88]&gt;8000;[.J88]&lt;9500);30%;IF([.J88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88" calcext:value-type="float">
            <text:p>88</text:p>
          </table:table-cell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Marti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79-04-19" calcext:value-type="date">
            <text:p>19 IV 7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89]*[.H89]" office:value-type="float" office:value="260" calcext:value-type="float">
            <text:p>260,00 zł</text:p>
          </table:table-cell>
          <table:table-cell table:style-name="ce11" table:formula="of:=DATEDIF([.F89];[.$M$2];&quot;d&quot;)" office:value-type="float" office:value="14643" calcext:value-type="float">
            <text:p>14643</text:p>
          </table:table-cell>
          <table:table-cell table:style-name="ce41" table:formula="of:=IF(AND([.J89]&gt;8000;[.J89]&lt;9500);30%;IF([.J89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89" calcext:value-type="float">
            <text:p>89</text:p>
          </table:table-cell>
          <table:table-cell table:style-name="ce3" office:value-type="string" calcext:value-type="string">
            <text:p>Geoff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07-01" calcext:value-type="date">
            <text:p>1 VI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90]*[.H90]" office:value-type="float" office:value="260" calcext:value-type="float">
            <text:p>260,00 zł</text:p>
          </table:table-cell>
          <table:table-cell table:style-name="ce11" table:formula="of:=DATEDIF([.F90];[.$M$2];&quot;d&quot;)" office:value-type="float" office:value="11648" calcext:value-type="float">
            <text:p>11648</text:p>
          </table:table-cell>
          <table:table-cell table:style-name="ce41" table:formula="of:=IF(AND([.J90]&gt;8000;[.J90]&lt;9500);30%;IF([.J90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90" calcext:value-type="float">
            <text:p>90</text:p>
          </table:table-cell>
          <table:table-cell table:style-name="ce3" office:value-type="string" calcext:value-type="string">
            <text:p>Alice</text:p>
          </table:table-cell>
          <table:table-cell table:style-name="ce3" office:value-type="string" calcext:value-type="string">
            <text:p>Owen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3-02" calcext:value-type="date">
            <text:p>2 III 87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91]*[.H91]" office:value-type="float" office:value="85.25" calcext:value-type="float">
            <text:p>85,25 zł</text:p>
          </table:table-cell>
          <table:table-cell table:style-name="ce11" table:formula="of:=DATEDIF([.F91];[.$M$2];&quot;d&quot;)" office:value-type="float" office:value="11769" calcext:value-type="float">
            <text:p>11769</text:p>
          </table:table-cell>
          <table:table-cell table:style-name="ce41" table:formula="of:=IF(AND([.J91]&gt;8000;[.J91]&lt;9500);30%;IF([.J91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91" calcext:value-type="float">
            <text:p>91</text:p>
          </table:table-cell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Thoma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2-24" calcext:value-type="date">
            <text:p>24 XI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92]*[.H92]" office:value-type="float" office:value="670" calcext:value-type="float">
            <text:p>670,00 zł</text:p>
          </table:table-cell>
          <table:table-cell table:style-name="ce11" table:formula="of:=DATEDIF([.F92];[.$M$2];&quot;d&quot;)" office:value-type="float" office:value="11472" calcext:value-type="float">
            <text:p>11472</text:p>
          </table:table-cell>
          <table:table-cell table:style-name="ce41" table:formula="of:=IF(AND([.J92]&gt;8000;[.J92]&lt;9500);30%;IF([.J92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92" calcext:value-type="float">
            <text:p>92</text:p>
          </table:table-cell>
          <table:table-cell table:style-name="ce3" office:value-type="string" calcext:value-type="string">
            <text:p>Sam</text:p>
          </table:table-cell>
          <table:table-cell table:style-name="ce3" office:value-type="string" calcext:value-type="string">
            <text:p>Whitne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3-11-28" calcext:value-type="date">
            <text:p>28 XI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G93]*[.H93]" office:value-type="float" office:value="288.8" calcext:value-type="float">
            <text:p>288,80 zł</text:p>
          </table:table-cell>
          <table:table-cell table:style-name="ce11" table:formula="of:=DATEDIF([.F93];[.$M$2];&quot;d&quot;)" office:value-type="float" office:value="12959" calcext:value-type="float">
            <text:p>12959</text:p>
          </table:table-cell>
          <table:table-cell table:style-name="ce41" table:formula="of:=IF(AND([.J93]&gt;8000;[.J93]&lt;9500);30%;IF([.J93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93" calcext:value-type="float">
            <text:p>93</text:p>
          </table:table-cell>
          <table:table-cell table:style-name="ce3" office:value-type="string" calcext:value-type="string">
            <text:p>Erin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1-04-08" calcext:value-type="date">
            <text:p>8 IV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94]*[.H94]" office:value-type="float" office:value="484" calcext:value-type="float">
            <text:p>484,00 zł</text:p>
          </table:table-cell>
          <table:table-cell table:style-name="ce11" table:formula="of:=DATEDIF([.F94];[.$M$2];&quot;d&quot;)" office:value-type="float" office:value="10271" calcext:value-type="float">
            <text:p>10271</text:p>
          </table:table-cell>
          <table:table-cell table:style-name="ce41" table:formula="of:=IF(AND([.J94]&gt;8000;[.J94]&lt;9500);30%;IF([.J94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94" calcext:value-type="float">
            <text:p>94</text:p>
          </table:table-cell>
          <table:table-cell table:style-name="ce3" office:value-type="string" calcext:value-type="string">
            <text:p>Amy</text:p>
          </table:table-cell>
          <table:table-cell table:style-name="ce3" office:value-type="string" calcext:value-type="string">
            <text:p>Tooley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9-01" calcext:value-type="date">
            <text:p>1 IX 90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95]*[.H95]" office:value-type="float" office:value="100.75" calcext:value-type="float">
            <text:p>100,75 zł</text:p>
          </table:table-cell>
          <table:table-cell table:style-name="ce11" table:formula="of:=DATEDIF([.F95];[.$M$2];&quot;d&quot;)" office:value-type="float" office:value="10490" calcext:value-type="float">
            <text:p>10490</text:p>
          </table:table-cell>
          <table:table-cell table:style-name="ce41" table:formula="of:=IF(AND([.J95]&gt;8000;[.J95]&lt;9500);30%;IF([.J95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Zadania.$A$1" table:cell-range-address="$Lista.$A$1:.$I$95"/>
        </table:named-expressions>
      </table:table>
      <table:table table:name="Wyniki" table:style-name="ta3">
        <office:forms form:automatic-focus="false" form:apply-design-mode="false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2" table:number-columns-repeated="15" table:default-cell-style-name="Default"/>
        <table:table-column table:style-name="co16" table:default-cell-style-name="Default"/>
        <table:table-column table:style-name="co2" table:number-columns-repeated="1005" table:default-cell-style-name="Default"/>
        <table:table-row table:style-name="ro4">
          <table:table-cell table:style-name="ce22" office:value-type="string" calcext:value-type="string">
            <text:p>1)</text:p>
          </table:table-cell>
          <table:table-cell table:style-name="ce52" table:formula="of:=DSUM([$Lista.A1:.I95];[$Lista.I1];[$Lista.D1:.D2])" office:value-type="float" office:value="14562.525" calcext:value-type="float">
            <text:p>14 562,53 zł</text:p>
          </table:table-cell>
          <table:table-cell table:style-name="ce26"/>
          <table:table-cell table:style-name="ce27"/>
          <table:table-cell table:number-columns-repeated="5"/>
          <table:table-cell table:style-name="ce60"/>
          <table:table-cell/>
          <table:table-cell table:style-name="ce60"/>
          <table:table-cell/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3" office:value-type="string" calcext:value-type="string">
            <text:p>2)</text:p>
          </table:table-cell>
          <table:table-cell table:style-name="ce25" table:formula="of:=DAVERAGE([$Lista.A1:.I95];[$Lista.I1];[$Lista.E1:.E2])" office:value-type="float" office:value="489.013333333333" calcext:value-type="float">
            <text:p>489,01 zł</text:p>
          </table:table-cell>
          <table:table-cell table:style-name="ce26"/>
          <table:table-cell table:style-name="ce27"/>
          <table:table-cell table:number-columns-repeated="7"/>
          <table:table-cell table:style-name="ce3"/>
          <table:table-cell/>
          <table:table-cell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6"/>
          <table:table-cell table:number-columns-repeated="1008"/>
        </table:table-row>
        <table:table-row table:style-name="ro4">
          <table:table-cell table:style-name="ce22" office:value-type="string" calcext:value-type="string">
            <text:p>3)</text:p>
          </table:table-cell>
          <table:table-cell table:style-name="ce26" table:formula="of:=DMAX([$Lista.A1:$Lista.I95];[$Lista.I1];[.N1:.O2])" office:value-type="float" office:value="840" calcext:value-type="float">
            <text:p>840</text:p>
          </table:table-cell>
          <table:table-cell table:style-name="ce25"/>
          <table:table-cell table:style-name="ce56" office:value-type="float" office:value="65" calcext:value-type="float">
            <text:p>65</text:p>
          </table:table-cell>
          <table:table-cell table:style-name="ce58" office:value-type="string" calcext:value-type="string">
            <text:p>Lindsey</text:p>
          </table:table-cell>
          <table:table-cell table:style-name="ce58" office:value-type="string" calcext:value-type="string">
            <text:p>Winger</text:p>
          </table:table-cell>
          <table:table-cell table:style-name="ce58" office:value-type="string" calcext:value-type="string">
            <text:p>Australia</text:p>
          </table:table-cell>
          <table:table-cell table:style-name="ce58" office:value-type="string" calcext:value-type="string">
            <text:p>Rajdy Dorosłych</text:p>
          </table:table-cell>
          <table:table-cell table:style-name="ce59" office:value-type="date" office:date-value="1986-02-01" calcext:value-type="date">
            <text:p>1 II 86</text:p>
          </table:table-cell>
          <table:table-cell table:style-name="ce61" office:value-type="float" office:value="35" calcext:value-type="float">
            <text:p>35,0</text:p>
          </table:table-cell>
          <table:table-cell table:style-name="ce62" office:value-type="float" office:value="24" calcext:value-type="float">
            <text:p>24,00 zł</text:p>
          </table:table-cell>
          <table:table-cell table:style-name="ce62" table:formula="of:=[.J3]*[.K3]" office:value-type="float" office:value="840" calcext:value-type="float">
            <text:p>840,00 zł</text:p>
          </table:table-cell>
          <table:table-cell table:number-columns-repeated="1012"/>
        </table:table-row>
        <table:table-row table:style-name="ro4">
          <table:table-cell table:style-name="ce22" office:value-type="string" calcext:value-type="string">
            <text:p>4)</text:p>
          </table:table-cell>
          <table:table-cell table:style-name="ce26"/>
          <table:table-cell table:style-name="ce25"/>
          <table:table-cell table:style-name="ce28"/>
          <table:table-cell table:number-columns-repeated="1020"/>
        </table:table-row>
        <table:table-row table:style-name="ro4">
          <table:table-cell table:style-name="ce24" office:value-type="string" calcext:value-type="string">
            <text:p>5)</text:p>
          </table:table-cell>
          <table:table-cell table:style-name="ce26" table:formula="of:=COUNTA([.V11:.V79])" office:value-type="float" office:value="69" calcext:value-type="float">
            <text:p>69</text:p>
          </table:table-cell>
          <table:table-cell table:style-name="ce26"/>
          <table:table-cell table:style-name="ce27"/>
          <table:table-cell table:number-columns-repeated="6"/>
          <table:table-cell table:style-name="ce63"/>
          <table:table-cell table:number-columns-repeated="9"/>
          <table:table-cell table:style-name="ce60" table:number-columns-repeated="6"/>
          <table:table-cell table:style-name="ce63" table:number-columns-repeated="3"/>
          <table:table-cell table:number-columns-repeated="995"/>
        </table:table-row>
        <table:table-row table:style-name="ro4">
          <table:table-cell table:style-name="ce22" office:value-type="string" calcext:value-type="string">
            <text:p>6)</text:p>
          </table:table-cell>
          <table:table-cell table:style-name="ce26" table:formula="of:=COUNTA([$Lista.K2:$Lista.K95])" office:value-type="float" office:value="94" calcext:value-type="float">
            <text:p>94</text:p>
          </table:table-cell>
          <table:table-cell table:style-name="ce26"/>
          <table:table-cell table:style-name="ce27"/>
          <table:table-cell table:number-columns-repeated="16"/>
          <table:table-cell table:style-name="ce69"/>
          <table:table-cell table:style-name="ce3" table:number-columns-repeated="4"/>
          <table:table-cell table:style-name="ce6"/>
          <table:table-cell table:style-name="ce9"/>
          <table:table-cell table:style-name="ce10"/>
          <table:table-cell table:style-name="ce71"/>
          <table:table-cell table:number-columns-repeated="995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number-columns-repeated="12"/>
          <table:table-cell table:style-name="ce5"/>
          <table:table-cell table:style-name="ce3" table:number-columns-repeated="4"/>
          <table:table-cell table:style-name="ce6"/>
          <table:table-cell table:style-name="ce9"/>
          <table:table-cell table:style-name="ce10" table:number-columns-repeated="2"/>
          <table:table-cell table:style-name="ce2"/>
          <table:table-cell table:style-name="ce15"/>
          <table:table-cell table:number-columns-repeated="1001"/>
        </table:table-row>
        <table:table-row table:style-name="ro2">
          <table:table-cell table:number-columns-repeated="13"/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67" office:value-type="string" calcext:value-type="string">
            <text:p>DATA ZATR.</text:p>
          </table:table-cell>
          <table:table-cell table:style-name="ce8" office:value-type="string" calcext:value-type="string">
            <text:p>GODZ</text:p>
          </table:table-cell>
          <table:table-cell table:style-name="ce8" office:value-type="string" calcext:value-type="string">
            <text:p>STAWKA GODZ.</text:p>
          </table:table-cell>
          <table:table-cell table:style-name="ce8" office:value-type="string" calcext:value-type="string">
            <text:p>PŁACA BRUTTO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Sara</text:p>
          </table:table-cell>
          <table:table-cell table:style-name="ce3" office:value-type="string" calcext:value-type="string">
            <text:p>Kli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8" office:value-type="date" office:date-value="1986-12-24" calcext:value-type="date">
            <text:p>24.12.19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T11]*[.U11]" office:value-type="float" office:value="443.75" calcext:value-type="float">
            <text:p>443,75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Sean</text:p>
          </table:table-cell>
          <table:table-cell table:style-name="ce3" office:value-type="string" calcext:value-type="string">
            <text:p>Willi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8" office:value-type="date" office:date-value="1985-07-05" calcext:value-type="date">
            <text:p>5.07.19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T12]*[.U12]" office:value-type="float" office:value="472.15" calcext:value-type="float">
            <text:p>472,15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Colleen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8" office:value-type="date" office:date-value="1990-07-26" calcext:value-type="date">
            <text:p>26.07.19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T13]*[.U13]" office:value-type="float" office:value="703.5" calcext:value-type="float">
            <text:p>703,5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4" calcext:value-type="float">
            <text:p>4</text:p>
          </table:table-cell>
          <table:table-cell table:style-name="ce3" office:value-type="string" calcext:value-type="string">
            <text:p>Teri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8" office:value-type="date" office:date-value="1988-06-07" calcext:value-type="date">
            <text:p>7.06.19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T14]*[.U14]" office:value-type="float" office:value="350" calcext:value-type="float">
            <text:p>35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Frank</text:p>
          </table:table-cell>
          <table:table-cell table:style-name="ce3" office:value-type="string" calcext:value-type="string">
            <text:p>Culbert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8" office:value-type="date" office:date-value="1983-07-12" calcext:value-type="date">
            <text:p>12.07.19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T15]*[.U15]" office:value-type="float" office:value="504" calcext:value-type="float">
            <text:p>504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6" calcext:value-type="float">
            <text:p>6</text:p>
          </table:table-cell>
          <table:table-cell table:style-name="ce3" office:value-type="string" calcext:value-type="string">
            <text:p>Kirsten</text:p>
          </table:table-cell>
          <table:table-cell table:style-name="ce3" office:value-type="string" calcext:value-type="string">
            <text:p>DeVinney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8" office:value-type="date" office:date-value="1987-06-05" calcext:value-type="date">
            <text:p>5.06.1987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T16]*[.U16]" office:value-type="float" office:value="840" calcext:value-type="float">
            <text:p>84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7" calcext:value-type="float">
            <text:p>7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8" office:value-type="date" office:date-value="1989-02-26" calcext:value-type="date">
            <text:p>26.02.19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T17]*[.U17]" office:value-type="float" office:value="423.5" calcext:value-type="float">
            <text:p>423,5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8" calcext:value-type="float">
            <text:p>8</text:p>
          </table:table-cell>
          <table:table-cell table:style-name="ce3" office:value-type="string" calcext:value-type="string">
            <text:p>Barry</text:p>
          </table:table-cell>
          <table:table-cell table:style-name="ce3" office:value-type="string" calcext:value-type="string">
            <text:p>Ball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8" office:value-type="date" office:date-value="1983-04-15" calcext:value-type="date">
            <text:p>15.04.19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T18]*[.U18]" office:value-type="float" office:value="860" calcext:value-type="float">
            <text:p>86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9" calcext:value-type="float">
            <text:p>9</text:p>
          </table:table-cell>
          <table:table-cell table:style-name="ce3" office:value-type="string" calcext:value-type="string">
            <text:p>Cheryl</text:p>
          </table:table-cell>
          <table:table-cell table:style-name="ce3" office:value-type="string" calcext:value-type="string">
            <text:p>Hala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8" office:value-type="date" office:date-value="1990-02-01" calcext:value-type="date">
            <text:p>1.02.1990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T19]*[.U19]" office:value-type="float" office:value="472.15" calcext:value-type="float">
            <text:p>472,15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Harry</text:p>
          </table:table-cell>
          <table:table-cell table:style-name="ce3" office:value-type="string" calcext:value-type="string">
            <text:p>Swayn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8" office:value-type="date" office:date-value="1990-12-30" calcext:value-type="date">
            <text:p>30.12.1990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T20]*[.U20]" office:value-type="float" office:value="860" calcext:value-type="float">
            <text:p>86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11" calcext:value-type="float">
            <text:p>11</text:p>
          </table:table-cell>
          <table:table-cell table:style-name="ce3" office:value-type="string" calcext:value-type="string">
            <text:p>Shing</text:p>
          </table:table-cell>
          <table:table-cell table:style-name="ce3" office:value-type="string" calcext:value-type="string">
            <text:p>Che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8" office:value-type="date" office:date-value="1984-08-08" calcext:value-type="date">
            <text:p>8.08.1984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T21]*[.U21]" office:value-type="float" office:value="472.15" calcext:value-type="float">
            <text:p>472,15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13" calcext:value-type="float">
            <text:p>13</text:p>
          </table:table-cell>
          <table:table-cell table:style-name="ce3" office:value-type="string" calcext:value-type="string">
            <text:p>Bob</text:p>
          </table:table-cell>
          <table:table-cell table:style-name="ce3" office:value-type="string" calcext:value-type="string">
            <text:p>Ambros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8" office:value-type="date" office:date-value="1985-01-25" calcext:value-type="date">
            <text:p>25.01.19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T22]*[.U22]" office:value-type="float" office:value="443.75" calcext:value-type="float">
            <text:p>443,75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15" calcext:value-type="float">
            <text:p>15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Murray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8" office:value-type="date" office:date-value="1987-06-10" calcext:value-type="date">
            <text:p>10.06.19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T23]*[.U23]" office:value-type="float" office:value="504" calcext:value-type="float">
            <text:p>504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16" calcext:value-type="float">
            <text:p>16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Rich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8" office:value-type="date" office:date-value="1986-10-11" calcext:value-type="date">
            <text:p>11.10.19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T24]*[.U24]" office:value-type="float" office:value="472.15" calcext:value-type="float">
            <text:p>472,15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17" calcext:value-type="float">
            <text:p>17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Gorski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8" office:value-type="date" office:date-value="1985-05-07" calcext:value-type="date">
            <text:p>7.05.19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T25]*[.U25]" office:value-type="float" office:value="880" calcext:value-type="float">
            <text:p>88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18" calcext:value-type="float">
            <text:p>18</text:p>
          </table:table-cell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Hoffm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8" office:value-type="date" office:date-value="1987-12-19" calcext:value-type="date">
            <text:p>19.12.19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T26]*[.U26]" office:value-type="float" office:value="880" calcext:value-type="float">
            <text:p>88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19" calcext:value-type="float">
            <text:p>19</text:p>
          </table:table-cell>
          <table:table-cell table:style-name="ce3" office:value-type="string" calcext:value-type="string">
            <text:p>Dean</text:p>
          </table:table-cell>
          <table:table-cell table:style-name="ce3" office:value-type="string" calcext:value-type="string">
            <text:p>Kram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8" office:value-type="date" office:date-value="1987-06-23" calcext:value-type="date">
            <text:p>23.06.19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T27]*[.U27]" office:value-type="float" office:value="600" calcext:value-type="float">
            <text:p>60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20" calcext:value-type="float">
            <text:p>20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8" office:value-type="date" office:date-value="1986-07-21" calcext:value-type="date">
            <text:p>21.07.19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T28]*[.U28]" office:value-type="float" office:value="443.75" calcext:value-type="float">
            <text:p>443,75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22" calcext:value-type="float">
            <text:p>22</text:p>
          </table:table-cell>
          <table:table-cell table:style-name="ce3" office:value-type="string" calcext:value-type="string">
            <text:p>Jacqueline</text:p>
          </table:table-cell>
          <table:table-cell table:style-name="ce3" office:value-type="string" calcext:value-type="string">
            <text:p>Bank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8" office:value-type="date" office:date-value="1984-02-02" calcext:value-type="date">
            <text:p>2.02.19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T29]*[.U29]" office:value-type="float" office:value="350" calcext:value-type="float">
            <text:p>35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23" calcext:value-type="float">
            <text:p>23</text:p>
          </table:table-cell>
          <table:table-cell table:style-name="ce3" office:value-type="string" calcext:value-type="string">
            <text:p>Jeffrey</text:p>
          </table:table-cell>
          <table:table-cell table:style-name="ce3" office:value-type="string" calcext:value-type="string">
            <text:p>Stro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8" office:value-type="date" office:date-value="1981-03-08" calcext:value-type="date">
            <text:p>8.03.198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T30]*[.U30]" office:value-type="float" office:value="780" calcext:value-type="float">
            <text:p>78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24" calcext:value-type="float">
            <text:p>24</text:p>
          </table:table-cell>
          <table:table-cell table:style-name="ce3" office:value-type="string" calcext:value-type="string">
            <text:p>Jeri Lynn</text:p>
          </table:table-cell>
          <table:table-cell table:style-name="ce3" office:value-type="string" calcext:value-type="string">
            <text:p>MacFall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8" office:value-type="date" office:date-value="1984-04-08" calcext:value-type="date">
            <text:p>8.04.19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T31]*[.U31]" office:value-type="float" office:value="860" calcext:value-type="float">
            <text:p>86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25" calcext:value-type="float">
            <text:p>25</text:p>
          </table:table-cell>
          <table:table-cell table:style-name="ce3" office:value-type="string" calcext:value-type="string">
            <text:p>Sung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8" office:value-type="date" office:date-value="1989-11-15" calcext:value-type="date">
            <text:p>15.11.19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T32]*[.U32]" office:value-type="float" office:value="620" calcext:value-type="float">
            <text:p>62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27" calcext:value-type="float">
            <text:p>27</text:p>
          </table:table-cell>
          <table:table-cell table:style-name="ce3" office:value-type="string" calcext:value-type="string">
            <text:p>Brad</text:p>
          </table:table-cell>
          <table:table-cell table:style-name="ce3" office:value-type="string" calcext:value-type="string">
            <text:p>Hinkel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8" office:value-type="date" office:date-value="1985-11-08" calcext:value-type="date">
            <text:p>8.11.19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T33]*[.U33]" office:value-type="float" office:value="780" calcext:value-type="float">
            <text:p>78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28" calcext:value-type="float">
            <text:p>28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Cuffaro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8" office:value-type="date" office:date-value="1983-09-18" calcext:value-type="date">
            <text:p>18.09.19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T34]*[.U34]" office:value-type="float" office:value="504" calcext:value-type="float">
            <text:p>504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30" calcext:value-type="float">
            <text:p>30</text:p>
          </table:table-cell>
          <table:table-cell table:style-name="ce3" office:value-type="string" calcext:value-type="string">
            <text:p>Joanne</text:p>
          </table:table-cell>
          <table:table-cell table:style-name="ce3" office:value-type="string" calcext:value-type="string">
            <text:p>Park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8" office:value-type="date" office:date-value="1984-08-23" calcext:value-type="date">
            <text:p>23.08.19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T35]*[.U35]" office:value-type="float" office:value="860" calcext:value-type="float">
            <text:p>86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32" calcext:value-type="float">
            <text:p>32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8" office:value-type="date" office:date-value="1991-02-05" calcext:value-type="date">
            <text:p>5.02.1991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T36]*[.U36]" office:value-type="float" office:value="423.5" calcext:value-type="float">
            <text:p>423,5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33" calcext:value-type="float">
            <text:p>33</text:p>
          </table:table-cell>
          <table:table-cell table:style-name="ce3" office:value-type="string" calcext:value-type="string">
            <text:p>Laura</text:p>
          </table:table-cell>
          <table:table-cell table:style-name="ce3" office:value-type="string" calcext:value-type="string">
            <text:p>Reag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8" office:value-type="date" office:date-value="1990-08-12" calcext:value-type="date">
            <text:p>12.08.1990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T37]*[.U37]" office:value-type="float" office:value="840" calcext:value-type="float">
            <text:p>84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34" calcext:value-type="float">
            <text:p>34</text:p>
          </table:table-cell>
          <table:table-cell table:style-name="ce3" office:value-type="string" calcext:value-type="string">
            <text:p>Brian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8" office:value-type="date" office:date-value="1988-11-05" calcext:value-type="date">
            <text:p>5.11.19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T38]*[.U38]" office:value-type="float" office:value="780" calcext:value-type="float">
            <text:p>78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35" calcext:value-type="float">
            <text:p>35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Barb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8" office:value-type="date" office:date-value="1987-11-25" calcext:value-type="date">
            <text:p>25.11.19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T39]*[.U39]" office:value-type="float" office:value="443.75" calcext:value-type="float">
            <text:p>443,75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36" calcext:value-type="float">
            <text:p>36</text:p>
          </table:table-cell>
          <table:table-cell table:style-name="ce3" office:value-type="string" calcext:value-type="string">
            <text:p>Peter</text:p>
          </table:table-cell>
          <table:table-cell table:style-name="ce3" office:value-type="string" calcext:value-type="string">
            <text:p>Alle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8" office:value-type="date" office:date-value="1986-05-31" calcext:value-type="date">
            <text:p>31.05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T40]*[.U40]" office:value-type="float" office:value="350" calcext:value-type="float">
            <text:p>35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38" calcext:value-type="float">
            <text:p>38</text:p>
          </table:table-cell>
          <table:table-cell table:style-name="ce3" office:value-type="string" calcext:value-type="string">
            <text:p>Fred</text:p>
          </table:table-cell>
          <table:table-cell table:style-name="ce3" office:value-type="string" calcext:value-type="string">
            <text:p>Mallory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8" office:value-type="date" office:date-value="1983-06-17" calcext:value-type="date">
            <text:p>17.06.1983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T41]*[.U41]" office:value-type="float" office:value="589" calcext:value-type="float">
            <text:p>589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39" calcext:value-type="float">
            <text:p>39</text:p>
          </table:table-cell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Steadm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8" office:value-type="date" office:date-value="1989-08-15" calcext:value-type="date">
            <text:p>15.08.19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T42]*[.U42]" office:value-type="float" office:value="880" calcext:value-type="float">
            <text:p>88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40" calcext:value-type="float">
            <text:p>40</text:p>
          </table:table-cell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Conno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8" office:value-type="date" office:date-value="1987-11-04" calcext:value-type="date">
            <text:p>4.11.1987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T43]*[.U43]" office:value-type="float" office:value="589" calcext:value-type="float">
            <text:p>589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41" calcext:value-type="float">
            <text:p>41</text:p>
          </table:table-cell>
          <table:table-cell table:style-name="ce3" office:value-type="string" calcext:value-type="string">
            <text:p>Kathy</text:p>
          </table:table-cell>
          <table:table-cell table:style-name="ce3" office:value-type="string" calcext:value-type="string">
            <text:p>Mayro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8" office:value-type="date" office:date-value="1986-05-19" calcext:value-type="date">
            <text:p>19.05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22" calcext:value-type="float">
            <text:p>8,22 zł</text:p>
          </table:table-cell>
          <table:table-cell table:style-name="ce10" table:formula="of:=[.T44]*[.U44]" office:value-type="float" office:value="328.8" calcext:value-type="float">
            <text:p>328,8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42" calcext:value-type="float">
            <text:p>42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Simp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8" office:value-type="date" office:date-value="1982-01-12" calcext:value-type="date">
            <text:p>12.01.19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T45]*[.U45]" office:value-type="float" office:value="780" calcext:value-type="float">
            <text:p>78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43" calcext:value-type="float">
            <text:p>43</text:p>
          </table:table-cell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Richardso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8" office:value-type="date" office:date-value="1986-03-23" calcext:value-type="date">
            <text:p>23.03.19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T46]*[.U46]" office:value-type="float" office:value="840" calcext:value-type="float">
            <text:p>84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45" calcext:value-type="float">
            <text:p>45</text:p>
          </table:table-cell>
          <table:table-cell table:style-name="ce3" office:value-type="string" calcext:value-type="string">
            <text:p>Kyle</text:p>
          </table:table-cell>
          <table:table-cell table:style-name="ce3" office:value-type="string" calcext:value-type="string">
            <text:p>Earnhart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8" office:value-type="date" office:date-value="1984-10-08" calcext:value-type="date">
            <text:p>8.10.19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T47]*[.U47]" office:value-type="float" office:value="880" calcext:value-type="float">
            <text:p>88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48" calcext:value-type="float">
            <text:p>48</text:p>
          </table:table-cell>
          <table:table-cell table:style-name="ce3" office:value-type="string" calcext:value-type="string">
            <text:p>Doug</text:p>
          </table:table-cell>
          <table:table-cell table:style-name="ce3" office:value-type="string" calcext:value-type="string">
            <text:p>Briscol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8" office:value-type="date" office:date-value="1987-05-26" calcext:value-type="date">
            <text:p>26.05.1987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T48]*[.U48]" office:value-type="float" office:value="589" calcext:value-type="float">
            <text:p>589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49" calcext:value-type="float">
            <text:p>49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Feldsot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8" office:value-type="date" office:date-value="1987-12-03" calcext:value-type="date">
            <text:p>3.12.19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T49]*[.U49]" office:value-type="float" office:value="443.75" calcext:value-type="float">
            <text:p>443,75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50" calcext:value-type="float">
            <text:p>50</text:p>
          </table:table-cell>
          <table:table-cell table:style-name="ce3" office:value-type="string" calcext:value-type="string">
            <text:p>Steve</text:p>
          </table:table-cell>
          <table:table-cell table:style-name="ce3" office:value-type="string" calcext:value-type="string">
            <text:p>S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8" office:value-type="date" office:date-value="1986-10-05" calcext:value-type="date">
            <text:p>5.10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T50]*[.U50]" office:value-type="float" office:value="860" calcext:value-type="float">
            <text:p>86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51" calcext:value-type="float">
            <text:p>51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Tucker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8" office:value-type="date" office:date-value="1984-04-12" calcext:value-type="date">
            <text:p>12.04.1984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T51]*[.U51]" office:value-type="float" office:value="589" calcext:value-type="float">
            <text:p>589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52" calcext:value-type="float">
            <text:p>52</text:p>
          </table:table-cell>
          <table:table-cell table:style-name="ce3" office:value-type="string" calcext:value-type="string">
            <text:p>Henry</text:p>
          </table:table-cell>
          <table:table-cell table:style-name="ce3" office:value-type="string" calcext:value-type="string">
            <text:p>Pater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8" office:value-type="date" office:date-value="1987-10-28" calcext:value-type="date">
            <text:p>28.10.19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T52]*[.U52]" office:value-type="float" office:value="860" calcext:value-type="float">
            <text:p>86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53" calcext:value-type="float">
            <text:p>53</text:p>
          </table:table-cell>
          <table:table-cell table:style-name="ce3" office:value-type="string" calcext:value-type="string">
            <text:p>Brooks</text:p>
          </table:table-cell>
          <table:table-cell table:style-name="ce3" office:value-type="string" calcext:value-type="string">
            <text:p>Hille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8" office:value-type="date" office:date-value="1986-01-15" calcext:value-type="date">
            <text:p>15.01.19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T53]*[.U53]" office:value-type="float" office:value="840" calcext:value-type="float">
            <text:p>84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54" calcext:value-type="float">
            <text:p>54</text:p>
          </table:table-cell>
          <table:table-cell table:style-name="ce3" office:value-type="string" calcext:value-type="string">
            <text:p>Dominick</text:p>
          </table:table-cell>
          <table:table-cell table:style-name="ce3" office:value-type="string" calcext:value-type="string">
            <text:p>Mazza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8" office:value-type="date" office:date-value="1986-10-10" calcext:value-type="date">
            <text:p>10.10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T54]*[.U54]" office:value-type="float" office:value="860" calcext:value-type="float">
            <text:p>86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56" calcext:value-type="float">
            <text:p>56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Maccaluso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8" office:value-type="date" office:date-value="1991-01-23" calcext:value-type="date">
            <text:p>23.01.19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T55]*[.U55]" office:value-type="float" office:value="860" calcext:value-type="float">
            <text:p>86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57" calcext:value-type="float">
            <text:p>57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Wheeler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8" office:value-type="date" office:date-value="1981-08-14" calcext:value-type="date">
            <text:p>14.08.1981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T56]*[.U56]" office:value-type="float" office:value="589" calcext:value-type="float">
            <text:p>589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58" calcext:value-type="float">
            <text:p>58</text:p>
          </table:table-cell>
          <table:table-cell table:style-name="ce3" office:value-type="string" calcext:value-type="string">
            <text:p>Todd</text:p>
          </table:table-cell>
          <table:table-cell table:style-name="ce3" office:value-type="string" calcext:value-type="string">
            <text:p>Maste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8" office:value-type="date" office:date-value="1989-11-23" calcext:value-type="date">
            <text:p>23.11.19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T57]*[.U57]" office:value-type="float" office:value="504" calcext:value-type="float">
            <text:p>504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59" calcext:value-type="float">
            <text:p>59</text:p>
          </table:table-cell>
          <table:table-cell table:style-name="ce3" office:value-type="string" calcext:value-type="string">
            <text:p>Karina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8" office:value-type="date" office:date-value="1987-01-12" calcext:value-type="date">
            <text:p>12.01.1987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T58]*[.U58]" office:value-type="float" office:value="703.5" calcext:value-type="float">
            <text:p>703,5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60" calcext:value-type="float">
            <text:p>60</text:p>
          </table:table-cell>
          <table:table-cell table:style-name="ce3" office:value-type="string" calcext:value-type="string">
            <text:p>Edward</text:p>
          </table:table-cell>
          <table:table-cell table:style-name="ce3" office:value-type="string" calcext:value-type="string">
            <text:p>Trelly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8" office:value-type="date" office:date-value="1986-06-17" calcext:value-type="date">
            <text:p>17.06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T59]*[.U59]" office:value-type="float" office:value="350" calcext:value-type="float">
            <text:p>35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63" calcext:value-type="float">
            <text:p>63</text:p>
          </table:table-cell>
          <table:table-cell table:style-name="ce3" office:value-type="string" calcext:value-type="string">
            <text:p>Jerry</text:p>
          </table:table-cell>
          <table:table-cell table:style-name="ce3" office:value-type="string" calcext:value-type="string">
            <text:p>McDonald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8" office:value-type="date" office:date-value="1982-07-07" calcext:value-type="date">
            <text:p>7.07.19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T60]*[.U60]" office:value-type="float" office:value="620" calcext:value-type="float">
            <text:p>62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64" calcext:value-type="float">
            <text:p>64</text:p>
          </table:table-cell>
          <table:table-cell table:style-name="ce3" office:value-type="string" calcext:value-type="string">
            <text:p>Lynne</text:p>
          </table:table-cell>
          <table:table-cell table:style-name="ce3" office:value-type="string" calcext:value-type="string">
            <text:p>Simmon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8" office:value-type="date" office:date-value="1988-11-23" calcext:value-type="date">
            <text:p>23.11.1988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T61]*[.U61]" office:value-type="float" office:value="423.5" calcext:value-type="float">
            <text:p>423,5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65" calcext:value-type="float">
            <text:p>65</text:p>
          </table:table-cell>
          <table:table-cell table:style-name="ce3" office:value-type="string" calcext:value-type="string">
            <text:p>Lindsey</text:p>
          </table:table-cell>
          <table:table-cell table:style-name="ce3" office:value-type="string" calcext:value-type="string">
            <text:p>W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8" office:value-type="date" office:date-value="1986-02-01" calcext:value-type="date">
            <text:p>1.02.19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T62]*[.U62]" office:value-type="float" office:value="840" calcext:value-type="float">
            <text:p>84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66" calcext:value-type="float">
            <text:p>66</text:p>
          </table:table-cell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Reed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8" office:value-type="date" office:date-value="1984-03-27" calcext:value-type="date">
            <text:p>27.03.1984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T63]*[.U63]" office:value-type="float" office:value="472.15" calcext:value-type="float">
            <text:p>472,15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68" calcext:value-type="float">
            <text:p>68</text:p>
          </table:table-cell>
          <table:table-cell table:style-name="ce3" office:value-type="string" calcext:value-type="string">
            <text:p>William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8" office:value-type="date" office:date-value="1989-10-14" calcext:value-type="date">
            <text:p>14.10.19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T64]*[.U64]" office:value-type="float" office:value="620" calcext:value-type="float">
            <text:p>62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69" calcext:value-type="float">
            <text:p>69</text:p>
          </table:table-cell>
          <table:table-cell table:style-name="ce3" office:value-type="string" calcext:value-type="string">
            <text:p>Shirley</text:p>
          </table:table-cell>
          <table:table-cell table:style-name="ce3" office:value-type="string" calcext:value-type="string">
            <text:p>Dandrow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68" office:value-type="date" office:date-value="1991-03-14" calcext:value-type="date">
            <text:p>14.03.1991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T65]*[.U65]" office:value-type="float" office:value="423.5" calcext:value-type="float">
            <text:p>423,5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70" calcext:value-type="float">
            <text:p>70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8" office:value-type="date" office:date-value="1989-11-27" calcext:value-type="date">
            <text:p>27.11.1989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T66]*[.U66]" office:value-type="float" office:value="1008" calcext:value-type="float">
            <text:p>1 008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71" calcext:value-type="float">
            <text:p>71</text:p>
          </table:table-cell>
          <table:table-cell table:style-name="ce3" office:value-type="string" calcext:value-type="string">
            <text:p>Maria</text:p>
          </table:table-cell>
          <table:table-cell table:style-name="ce3" office:value-type="string" calcext:value-type="string">
            <text:p>Switz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8" office:value-type="date" office:date-value="1991-06-03" calcext:value-type="date">
            <text:p>3.06.1991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T67]*[.U67]" office:value-type="float" office:value="392.35" calcext:value-type="float">
            <text:p>392,35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74" calcext:value-type="float">
            <text:p>74</text:p>
          </table:table-cell>
          <table:table-cell table:style-name="ce3" office:value-type="string" calcext:value-type="string">
            <text:p>Frieda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8" office:value-type="date" office:date-value="1982-02-17" calcext:value-type="date">
            <text:p>17.02.19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T68]*[.U68]" office:value-type="float" office:value="484" calcext:value-type="float">
            <text:p>484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75" calcext:value-type="float">
            <text:p>75</text:p>
          </table:table-cell>
          <table:table-cell table:style-name="ce3" office:value-type="string" calcext:value-type="string">
            <text:p>Holly</text:p>
          </table:table-cell>
          <table:table-cell table:style-name="ce3" office:value-type="string" calcext:value-type="string">
            <text:p>Taylo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8" office:value-type="date" office:date-value="1984-08-17" calcext:value-type="date">
            <text:p>17.08.1984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T69]*[.U69]" office:value-type="float" office:value="494.125" calcext:value-type="float">
            <text:p>494,13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77" calcext:value-type="float">
            <text:p>77</text:p>
          </table:table-cell>
          <table:table-cell table:style-name="ce3" office:value-type="string" calcext:value-type="string">
            <text:p>Esther</text:p>
          </table:table-cell>
          <table:table-cell table:style-name="ce3" office:value-type="string" calcext:value-type="string">
            <text:p>William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8" office:value-type="date" office:date-value="1986-12-13" calcext:value-type="date">
            <text:p>13.12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T70]*[.U70]" office:value-type="float" office:value="780" calcext:value-type="float">
            <text:p>78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78" calcext:value-type="float">
            <text:p>78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Miller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68" office:value-type="date" office:date-value="1991-03-04" calcext:value-type="date">
            <text:p>4.03.19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T71]*[.U71]" office:value-type="float" office:value="880" calcext:value-type="float">
            <text:p>88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79" calcext:value-type="float">
            <text:p>79</text:p>
          </table:table-cell>
          <table:table-cell table:style-name="ce3" office:value-type="string" calcext:value-type="string">
            <text:p>Marianne</text:p>
          </table:table-cell>
          <table:table-cell table:style-name="ce3" office:value-type="string" calcext:value-type="string">
            <text:p>Calvi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8" office:value-type="date" office:date-value="1985-07-23" calcext:value-type="date">
            <text:p>23.07.19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T72]*[.U72]" office:value-type="float" office:value="600" calcext:value-type="float">
            <text:p>60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81" calcext:value-type="float">
            <text:p>81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Sloa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8" office:value-type="date" office:date-value="1984-11-02" calcext:value-type="date">
            <text:p>2.11.19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T73]*[.U73]" office:value-type="float" office:value="620" calcext:value-type="float">
            <text:p>62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82" calcext:value-type="float">
            <text:p>82</text:p>
          </table:table-cell>
          <table:table-cell table:style-name="ce3" office:value-type="string" calcext:value-type="string">
            <text:p>Richard</text:p>
          </table:table-cell>
          <table:table-cell table:style-name="ce3" office:value-type="string" calcext:value-type="string">
            <text:p>Gib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8" office:value-type="date" office:date-value="1989-01-23" calcext:value-type="date">
            <text:p>23.01.1989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T74]*[.U74]" office:value-type="float" office:value="442.5" calcext:value-type="float">
            <text:p>442,5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85" calcext:value-type="float">
            <text:p>85</text:p>
          </table:table-cell>
          <table:table-cell table:style-name="ce3" office:value-type="string" calcext:value-type="string">
            <text:p>Helen</text:p>
          </table:table-cell>
          <table:table-cell table:style-name="ce3" office:value-type="string" calcext:value-type="string">
            <text:p>Stewar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8" office:value-type="date" office:date-value="1990-05-03" calcext:value-type="date">
            <text:p>3.05.19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T75]*[.U75]" office:value-type="float" office:value="651" calcext:value-type="float">
            <text:p>651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86" calcext:value-type="float">
            <text:p>86</text:p>
          </table:table-cell>
          <table:table-cell table:style-name="ce3" office:value-type="string" calcext:value-type="string">
            <text:p>Katie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68" office:value-type="date" office:date-value="1986-10-05" calcext:value-type="date">
            <text:p>5.10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T76]*[.U76]" office:value-type="float" office:value="600" calcext:value-type="float">
            <text:p>60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87" calcext:value-type="float">
            <text:p>87</text:p>
          </table:table-cell>
          <table:table-cell table:style-name="ce3" office:value-type="string" calcext:value-type="string">
            <text:p>Jane</text:p>
          </table:table-cell>
          <table:table-cell table:style-name="ce3" office:value-type="string" calcext:value-type="string">
            <text:p>Winte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8" office:value-type="date" office:date-value="1989-11-07" calcext:value-type="date">
            <text:p>7.11.19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T77]*[.U77]" office:value-type="float" office:value="441" calcext:value-type="float">
            <text:p>441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91" calcext:value-type="float">
            <text:p>91</text:p>
          </table:table-cell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Thoma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8" office:value-type="date" office:date-value="1987-12-24" calcext:value-type="date">
            <text:p>24.12.19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T78]*[.U78]" office:value-type="float" office:value="670" calcext:value-type="float">
            <text:p>67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93" calcext:value-type="float">
            <text:p>93</text:p>
          </table:table-cell>
          <table:table-cell table:style-name="ce3" office:value-type="string" calcext:value-type="string">
            <text:p>Erin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8" office:value-type="date" office:date-value="1991-04-08" calcext:value-type="date">
            <text:p>8.04.19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T79]*[.U79]" office:value-type="float" office:value="484" calcext:value-type="float">
            <text:p>484,00 zł</text:p>
          </table:table-cell>
          <table:table-cell table:number-columns-repeated="1002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Lista.A1:Lista.K9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2" loext:min-decimal-places="2" number:min-integer-digits="1" number:grouping="true"/>
      <number:text> zł</number:text>
    </number:number-style>
    <number:number-style style:name="N118">
      <number:number number:decimal-places="2" loext:min-decimal-places="2" number:min-integer-digits="1" number:grouping="true"/>
      <number:text>     </number:text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9P0"/>
    </number:currency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.00.0000</text:date>, <text:time style:data-style-name="N2" text:time-value="07:15:40.53271667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Zadania" style:display-name="PageStyle_Zad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a" style:display-name="PageStyle_Lis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niki" style:display-name="PageStyle_Wyni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.Małocha</meta:initial-creator>
    <meta:creation-date>1996-02-29T22:14:50</meta:creation-date>
    <dc:date>2019-05-22T07:54:37.978371727</dc:date>
    <meta:editing-cycles>5</meta:editing-cycles>
    <meta:editing-duration>PT13M55S</meta:editing-duration>
    <meta:generator>LibreOffice/6.0.7.3$Linux_X86_64 LibreOffice_project/00m0$Build-3</meta:generator>
    <meta:document-statistic meta:table-count="3" meta:cell-count="1708" meta:object-count="0"/>
  </office:meta>
</office:document-meta>
</file>